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2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4" style:family="table" style:master-page-name="PageStyle_5f_BacklogDeProducto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 Condense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4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5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7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9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18">
      <style:table-cell-properties fo:padding="0.071cm"/>
    </style:style>
    <style:style style:name="ce52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3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7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9" style:family="table-cell" style:parent-style-name="Default">
      <style:table-cell-properties fo:background-color="transparent" fo:padding="0.071cm"/>
    </style:style>
    <style:style style:name="ce60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diagonal-bl-tr="none" style:diagonal-tl-br="none" fo:border="0.035cm solid #c0c0c0" style:rotation-align="none"/>
    </style:style>
    <style:style style:name="ce7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81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6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6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6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6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4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visión de Sprint #1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Arquitectura 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asos de Uso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lases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Paquetes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2">
            <text:p>2</text:p>
          </table:table-cell>
          <table:table-cell table:style-name="ce16" table:content-validation-name="val2" office:value-type="float" office:value="40665">
            <text:p>2-may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23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 office:value-type="string">
            <text:p>27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3"/>
          <table:table-cell table:style-name="ce51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6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table:formula="of:=[$Config.C9]" office:value-type="float" office:value="14">
            <text:p>14</text:p>
          </table:table-cell>
          <table:table-cell table:number-columns-repeated="2"/>
          <table:table-cell table:style-name="ce46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46" office:value-type="string">
            <text:p>M</text:p>
          </table:table-cell>
          <table:table-cell table:style-name="ce4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46" office:value-type="string">
            <text:p>S</text:p>
          </table:table-cell>
          <table:table-cell table:style-name="ce46" office:value-type="string">
            <text:p>D</text:p>
          </table:table-cell>
          <table:table-cell table:style-name="ce46" table:formula="of:=IF([.O5]=&quot;&quot;;&quot; &quot;;CHOOSE(WEEKDAY([.O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46" office:value-type="string">
            <text:p>M</text:p>
          </table:table-cell>
          <table:table-cell table:style-name="ce4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46" office:value-type="string">
            <text:p>S</text:p>
          </table:table-cell>
          <table:table-cell table:style-name="ce46" office:value-type="string">
            <text:p>D</text:p>
          </table:table-cell>
          <table:table-cell table:style-name="ce54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AD5]=&quot;&quot;;&quot; &quot;;CHOOSE(WEEKDAY([.AD5];2);&quot;L&quot;;&quot;M&quot;;&quot;X&quot;;&quot;J&quot;;&quot;V&quot;;&quot;S&quot;;&quot;D&quot;))" office:value-type="float" office:value="0">
            <text:p>#N/D</text:p>
          </table:table-cell>
          <table:table-cell table:style-name="ce54" table:formula="of:=IF([.AE5]=&quot;&quot;;&quot; &quot;;CHOOSE(WEEKDAY([.AE5];2);&quot;L&quot;;&quot;M&quot;;&quot;X&quot;;&quot;J&quot;;&quot;V&quot;;&quot;S&quot;;&quot;D&quot;))" office:value-type="float" office:value="0">
            <text:p>#N/D</text:p>
          </table:table-cell>
          <table:table-cell table:style-name="ce56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7" table:formula="of:=[$Config.D9]" office:value-type="float" office:value="2">
            <text:p>1-ene</text:p>
          </table:table-cell>
          <table:table-cell table:style-name="ce47" office:value-type="string">
            <text:p>12 – abr</text:p>
          </table:table-cell>
          <table:table-cell table:style-name="ce47" office:value-type="string">
            <text:p>13 – abr</text:p>
          </table:table-cell>
          <table:table-cell table:style-name="ce47" office:value-type="string">
            <text:p>14-abr</text:p>
          </table:table-cell>
          <table:table-cell table:style-name="ce47" office:value-type="string">
            <text:p>15 -abr</text:p>
          </table:table-cell>
          <table:table-cell table:style-name="ce47" office:value-type="string">
            <text:p>16-abr</text:p>
          </table:table-cell>
          <table:table-cell table:style-name="ce47" office:value-type="string">
            <text:p>17-abr</text:p>
          </table:table-cell>
          <table:table-cell table:style-name="ce47" office:value-type="string">
            <text:p>18-abr</text:p>
          </table:table-cell>
          <table:table-cell table:style-name="ce47" office:value-type="string">
            <text:p>19-abr</text:p>
          </table:table-cell>
          <table:table-cell table:style-name="ce47" office:value-type="string">
            <text:p>20-abr</text:p>
          </table:table-cell>
          <table:table-cell table:style-name="ce47" office:value-type="string">
            <text:p>21-abr</text:p>
          </table:table-cell>
          <table:table-cell table:style-name="ce47" office:value-type="string">
            <text:p>22-abr</text:p>
          </table:table-cell>
          <table:table-cell table:style-name="ce47" office:value-type="string">
            <text:p>23-abr</text:p>
          </table:table-cell>
          <table:table-cell table:style-name="ce47" office:value-type="string">
            <text:p>24-abr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7"/>
          <table:table-cell table:style-name="ce27" table:number-columns-repeated="992"/>
        </table:table-row>
        <table:table-row table:style-name="ro6">
          <table:table-cell table:style-name="ce27" table:number-columns-repeated="4"/>
          <table:table-cell table:style-name="ce39" office:value-type="string" table:number-columns-spanned="3" table:number-rows-spanned="1">
            <text:p>Tareas pendientes</text:p>
          </table:table-cell>
          <table:covered-table-cell table:number-columns-repeated="2" table:style-name="ce39"/>
          <table:table-cell table:style-name="ce48" table:formula="of:=COUNTIF([.H10:.H1000];&quot;&gt;0&quot;)" office:value-type="float" office:value="0">
            <text:p>0</text:p>
          </table:table-cell>
          <table:table-cell table:style-name="ce48" table:formula="of:=COUNTIF([.I10:.I1000];&quot;&gt;0&quot;)" office:value-type="float" office:value="0">
            <text:p>0</text:p>
          </table:table-cell>
          <table:table-cell table:style-name="ce48" table:formula="of:=COUNTIF([.J10:.J1000];&quot;&gt;0&quot;)" office:value-type="float" office:value="0">
            <text:p>0</text:p>
          </table:table-cell>
          <table:table-cell table:style-name="ce48" table:formula="of:=COUNTIF([.K10:.K1000];&quot;&gt;0&quot;)" office:value-type="float" office:value="0">
            <text:p>0</text:p>
          </table:table-cell>
          <table:table-cell table:style-name="ce48" table:formula="of:=COUNTIF([.L10:.L1000];&quot;&gt;0&quot;)" office:value-type="float" office:value="0">
            <text:p>0</text:p>
          </table:table-cell>
          <table:table-cell table:style-name="ce48" table:formula="of:=COUNTIF([.M10:.M1000];&quot;&gt;0&quot;)" office:value-type="float" office:value="0">
            <text:p>0</text:p>
          </table:table-cell>
          <table:table-cell table:style-name="ce48" table:formula="of:=COUNTIF([.N10:.N1000];&quot;&gt;0&quot;)" office:value-type="float" office:value="0">
            <text:p>0</text:p>
          </table:table-cell>
          <table:table-cell table:style-name="ce48" table:formula="of:=COUNTIF([.O10:.O1000];&quot;&gt;0&quot;)" office:value-type="float" office:value="0">
            <text:p>0</text:p>
          </table:table-cell>
          <table:table-cell table:style-name="ce48" table:formula="of:=COUNTIF([.P10:.P1000];&quot;&gt;0&quot;)" office:value-type="float" office:value="0">
            <text:p>0</text:p>
          </table:table-cell>
          <table:table-cell table:style-name="ce48" table:formula="of:=COUNTIF([.Q10:.Q1000];&quot;&gt;0&quot;)" office:value-type="float" office:value="0">
            <text:p>0</text:p>
          </table:table-cell>
          <table:table-cell table:style-name="ce48" table:formula="of:=COUNTIF([.R10:.R1000];&quot;&gt;0&quot;)" office:value-type="float" office:value="0">
            <text:p>0</text:p>
          </table:table-cell>
          <table:table-cell table:style-name="ce48" table:formula="of:=COUNTIF([.S10:.S1000];&quot;&gt;0&quot;)" office:value-type="float" office:value="0">
            <text:p>0</text:p>
          </table:table-cell>
          <table:table-cell table:style-name="ce48" table:formula="of:=COUNTIF([.T10:.T1000];&quot;&gt;0&quot;)" office:value-type="float" office:value="0">
            <text:p>0</text:p>
          </table:table-cell>
          <table:table-cell table:style-name="ce48" table:formula="of:=COUNTIF([.U10:.U1000];&quot;&gt;0&quot;)" office:value-type="float" office:value="0">
            <text:p>0</text:p>
          </table:table-cell>
          <table:table-cell table:style-name="ce48" table:formula="of:=COUNTIF([.V10:.V1000];&quot;&gt;0&quot;)" office:value-type="float" office:value="0">
            <text:p>0</text:p>
          </table:table-cell>
          <table:table-cell table:style-name="ce48" table:formula="of:=COUNTIF([.W10:.W1000];&quot;&gt;0&quot;)" office:value-type="float" office:value="0">
            <text:p>0</text:p>
          </table:table-cell>
          <table:table-cell table:style-name="ce48" table:formula="of:=COUNTIF([.X10:.X1000];&quot;&gt;0&quot;)" office:value-type="float" office:value="0">
            <text:p>0</text:p>
          </table:table-cell>
          <table:table-cell table:style-name="ce48" table:formula="of:=COUNTIF([.Y10:.Y1000];&quot;&gt;0&quot;)" office:value-type="float" office:value="0">
            <text:p>0</text:p>
          </table:table-cell>
          <table:table-cell table:style-name="ce48" table:formula="of:=COUNTIF([.Z10:.Z1000];&quot;&gt;0&quot;)" office:value-type="float" office:value="0">
            <text:p>0</text:p>
          </table:table-cell>
          <table:table-cell table:style-name="ce48" table:formula="of:=COUNTIF([.AA10:.AA1000];&quot;&gt;0&quot;)" office:value-type="float" office:value="0">
            <text:p>0</text:p>
          </table:table-cell>
          <table:table-cell table:style-name="ce48" table:formula="of:=COUNTIF([.AB10:.AB1000];&quot;&gt;0&quot;)" office:value-type="float" office:value="0">
            <text:p>0</text:p>
          </table:table-cell>
          <table:table-cell table:style-name="ce48" table:formula="of:=COUNTIF([.AC10:.AC1000];&quot;&gt;0&quot;)" office:value-type="float" office:value="0">
            <text:p>0</text:p>
          </table:table-cell>
          <table:table-cell table:style-name="ce48" table:formula="of:=COUNTIF([.AD10:.AD1000];&quot;&gt;0&quot;)" office:value-type="float" office:value="0">
            <text:p>0</text:p>
          </table:table-cell>
          <table:table-cell table:style-name="ce48" table:formula="of:=COUNTIF([.AE10:.AE1000];&quot;&gt;0&quot;)" office:value-type="float" office:value="0">
            <text:p>0</text:p>
          </table:table-cell>
          <table:table-cell table:style-name="ce58"/>
          <table:table-cell table:style-name="ce27" table:number-columns-repeated="5"/>
          <table:table-cell table:style-name="ce27" table:formula="of:=[$BacklogDeProducto.B5]" office:value-type="string" office:string-value="Revisión de Sprint #1">
            <text:p>Revisión de Sprint #1</text:p>
          </table:table-cell>
          <table:table-cell table:style-name="ce60" table:formula="of:=[$Config.A14]" office:value-type="string" office:string-value="Requerimientos">
            <text:p>Requerimientos</text:p>
          </table:table-cell>
          <table:table-cell table:style-name="ce60" table:formula="of:=[$Config.B14]" office:value-type="string" office:string-value="En curso">
            <text:p>En curso</text:p>
          </table:table-cell>
          <table:table-cell table:style-name="ce60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40" office:value-type="string" table:number-columns-spanned="3" table:number-rows-spanned="1">
            <text:p>Horas de trabajo pendientes</text:p>
          </table:table-cell>
          <table:covered-table-cell table:number-columns-repeated="2" table:style-name="ce40"/>
          <table:table-cell table:style-name="ce49" table:formula="of:=SUM([.H9:.H1000])" office:value-type="float" office:value="0">
            <text:p>0</text:p>
          </table:table-cell>
          <table:table-cell table:style-name="ce49" table:formula="of:=SUM([.I9:.I1000])" office:value-type="float" office:value="0">
            <text:p>0</text:p>
          </table:table-cell>
          <table:table-cell table:style-name="ce49" table:formula="of:=SUM([.J9:.J1000])" office:value-type="float" office:value="0">
            <text:p>0</text:p>
          </table:table-cell>
          <table:table-cell table:style-name="ce49" table:formula="of:=SUM([.K9:.K1000])" office:value-type="float" office:value="0">
            <text:p>0</text:p>
          </table:table-cell>
          <table:table-cell table:style-name="ce49" table:formula="of:=SUM([.L9:.L1000])" office:value-type="float" office:value="0">
            <text:p>0</text:p>
          </table:table-cell>
          <table:table-cell table:style-name="ce49" table:formula="of:=SUM([.M9:.M1000])" office:value-type="float" office:value="0">
            <text:p>0</text:p>
          </table:table-cell>
          <table:table-cell table:style-name="ce49" table:formula="of:=SUM([.N9:.N1000])" office:value-type="float" office:value="0">
            <text:p>0</text:p>
          </table:table-cell>
          <table:table-cell table:style-name="ce49" table:formula="of:=SUM([.O9:.O1000])" office:value-type="float" office:value="0">
            <text:p>0</text:p>
          </table:table-cell>
          <table:table-cell table:style-name="ce49" table:formula="of:=SUM([.P9:.P1000])" office:value-type="float" office:value="0">
            <text:p>0</text:p>
          </table:table-cell>
          <table:table-cell table:style-name="ce49" table:formula="of:=SUM([.Q9:.Q1000])" office:value-type="float" office:value="0">
            <text:p>0</text:p>
          </table:table-cell>
          <table:table-cell table:style-name="ce49" table:formula="of:=SUM([.R9:.R1000])" office:value-type="float" office:value="0">
            <text:p>0</text:p>
          </table:table-cell>
          <table:table-cell table:style-name="ce49" table:formula="of:=SUM([.S9:.S1000])" office:value-type="float" office:value="0">
            <text:p>0</text:p>
          </table:table-cell>
          <table:table-cell table:style-name="ce49" table:formula="of:=SUM([.T9:.T1000])" office:value-type="float" office:value="0">
            <text:p>0</text:p>
          </table:table-cell>
          <table:table-cell table:style-name="ce49" table:formula="of:=SUM([.U9:.U1000])" office:value-type="float" office:value="0">
            <text:p>0</text:p>
          </table:table-cell>
          <table:table-cell table:style-name="ce49" table:formula="of:=SUM([.V9:.V1000])" office:value-type="float" office:value="0">
            <text:p>0</text:p>
          </table:table-cell>
          <table:table-cell table:style-name="ce49" table:formula="of:=SUM([.W9:.W1000])" office:value-type="float" office:value="0">
            <text:p>0</text:p>
          </table:table-cell>
          <table:table-cell table:style-name="ce49" table:formula="of:=SUM([.X9:.X1000])" office:value-type="float" office:value="0">
            <text:p>0</text:p>
          </table:table-cell>
          <table:table-cell table:style-name="ce49" table:formula="of:=SUM([.Y9:.Y1000])" office:value-type="float" office:value="0">
            <text:p>0</text:p>
          </table:table-cell>
          <table:table-cell table:style-name="ce49" table:formula="of:=SUM([.Z9:.Z1000])" office:value-type="float" office:value="0">
            <text:p>0</text:p>
          </table:table-cell>
          <table:table-cell table:style-name="ce49" table:formula="of:=SUM([.AA9:.AA1000])" office:value-type="float" office:value="0">
            <text:p>0</text:p>
          </table:table-cell>
          <table:table-cell table:style-name="ce49" table:formula="of:=SUM([.AB9:.AB1000])" office:value-type="float" office:value="0">
            <text:p>0</text:p>
          </table:table-cell>
          <table:table-cell table:style-name="ce49" table:formula="of:=SUM([.AC9:.AC1000])" office:value-type="float" office:value="0">
            <text:p>0</text:p>
          </table:table-cell>
          <table:table-cell table:style-name="ce49" table:formula="of:=SUM([.AD9:.AD1000])" office:value-type="float" office:value="0">
            <text:p>0</text:p>
          </table:table-cell>
          <table:table-cell table:style-name="ce49" table:formula="of:=SUM([.AE9:.AE1000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Analisis de Arquitectura ">
            <text:p>Analisis de Arquitectura </text:p>
          </table:table-cell>
          <table:table-cell table:style-name="ce60" table:formula="of:=[$Config.A15]" office:value-type="string" office:string-value="Análisis">
            <text:p>Análisis</text:p>
          </table:table-cell>
          <table:table-cell table:style-name="ce60" table:formula="of:=[$Config.B15]" office:value-type="string" office:string-value="En curso">
            <text:p>En curso</text:p>
          </table:table-cell>
          <table:table-cell table:style-name="ce60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50" office:value-type="string" table:number-columns-spanned="24" table:number-rows-spanned="2">
            <text:p>ESFUERZO</text:p>
          </table:table-cell>
          <table:covered-table-cell table:number-columns-repeated="23" table:style-name="ce50"/>
          <table:table-cell table:number-columns-repeated="6"/>
          <table:table-cell table:style-name="ce27" table:formula="of:=[$BacklogDeProducto.B7]" office:value-type="string" office:string-value="Analisis de Casos de Uso">
            <text:p>Analisis de Casos de Uso</text:p>
          </table:table-cell>
          <table:table-cell table:style-name="ce60" table:formula="of:=[$Config.A16]" office:value-type="string" office:string-value="Diseño">
            <text:p>Diseño</text:p>
          </table:table-cell>
          <table:table-cell table:style-name="ce60" table:formula="of:=[$Config.B16]" office:value-type="string" office:string-value="Terminada">
            <text:p>Terminada</text:p>
          </table:table-cell>
          <table:table-cell table:style-name="ce60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50"/>
          <table:table-cell table:style-name="ce59"/>
          <table:table-cell table:number-columns-repeated="5"/>
          <table:table-cell table:style-name="ce27" table:formula="of:=[$BacklogDeProducto.B8]" office:value-type="string" office:string-value="Analisis de Clases">
            <text:p>Analisis de Clases</text:p>
          </table:table-cell>
          <table:table-cell table:style-name="ce60" table:formula="of:=[$Config.A17]" office:value-type="string" office:string-value="Implementación">
            <text:p>Implementación</text:p>
          </table:table-cell>
          <table:table-cell table:style-name="ce60" table:formula="of:=[$Config.B17]" office:value-type="string" office:string-value="Eliminada">
            <text:p>Eliminada</text:p>
          </table:table-cell>
          <table:table-cell table:style-name="ce60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nalisis de Paquetes">
            <text:p>Analisis de Paquetes</text:p>
          </table:table-cell>
          <table:table-cell table:style-name="ce60" table:formula="of:=[$Config.A18]" office:value-type="string" office:string-value="Prueba">
            <text:p>Prueba</text:p>
          </table:table-cell>
          <table:table-cell table:style-name="ce60" table:formula="of:=[$Config.B18]" office:value-type="float" office:value="0">
            <text:p>0</text:p>
          </table:table-cell>
          <table:table-cell table:style-name="ce60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float" office:value="0">
            <text:p>0</text:p>
          </table:table-cell>
          <table:table-cell table:style-name="ce60" table:formula="of:=[$Config.A21]" office:value-type="float" office:value="0">
            <text:p>0</text:p>
          </table:table-cell>
          <table:table-cell table:style-name="ce60" table:formula="of:=[$Config.B21]" office:value-type="float" office:value="0">
            <text:p>0</text:p>
          </table:table-cell>
          <table:table-cell table:style-name="ce60" table:formula="of:=[$Config.C21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3]" office:value-type="float" office:value="0">
            <text:p>0</text:p>
          </table:table-cell>
          <table:table-cell table:style-name="ce60" table:formula="of:=[$Config.A22]" office:value-type="float" office:value="0">
            <text:p>0</text:p>
          </table:table-cell>
          <table:table-cell table:style-name="ce60" table:formula="of:=[$Config.B22]" office:value-type="float" office:value="0">
            <text:p>0</text:p>
          </table:table-cell>
          <table:table-cell table:style-name="ce60" table:formula="of:=[$Config.C22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4]" office:value-type="float" office:value="0">
            <text:p>0</text:p>
          </table:table-cell>
          <table:table-cell table:style-name="ce60" table:formula="of:=[$Config.A23]" office:value-type="float" office:value="0">
            <text:p>0</text:p>
          </table:table-cell>
          <table:table-cell table:style-name="ce60" table:formula="of:=[$Config.B23]" office:value-type="float" office:value="0">
            <text:p>0</text:p>
          </table:table-cell>
          <table:table-cell table:style-name="ce60" table:formula="of:=[$Config.C23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5]" office:value-type="float" office:value="0">
            <text:p>0</text:p>
          </table:table-cell>
          <table:table-cell table:style-name="ce60" table:formula="of:=[$Config.A24]" office:value-type="float" office:value="0">
            <text:p>0</text:p>
          </table:table-cell>
          <table:table-cell table:style-name="ce60" table:formula="of:=[$Config.B24]" office:value-type="float" office:value="0">
            <text:p>0</text:p>
          </table:table-cell>
          <table:table-cell table:style-name="ce60" table:formula="of:=[$Config.C24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6]" office:value-type="float" office:value="0">
            <text:p>0</text:p>
          </table:table-cell>
          <table:table-cell table:style-name="ce60" table:formula="of:=[$Config.A25]" office:value-type="float" office:value="0">
            <text:p>0</text:p>
          </table:table-cell>
          <table:table-cell table:style-name="ce60" table:formula="of:=[$Config.B25]" office:value-type="float" office:value="0">
            <text:p>0</text:p>
          </table:table-cell>
          <table:table-cell table:style-name="ce60" table:formula="of:=[$Config.C25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float" office:value="0">
            <text:p>0</text:p>
          </table:table-cell>
          <table:table-cell table:style-name="ce60" table:formula="of:=[$Config.G14]" office:value-type="float" office:value="0">
            <text:p>0</text:p>
          </table:table-cell>
          <table:table-cell table:style-name="ce60" table:formula="of:=[$Config.H14]" office:value-type="float" office:value="0">
            <text:p>0</text:p>
          </table:table-cell>
          <table:table-cell table:style-name="ce60" table:formula="of:=[$Config.I14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2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3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4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5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6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7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8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9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10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5"/>
          <table:table-cell table:style-name="ce52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6"/>
          <table:table-cell table:style-name="ce53"/>
          <table:table-cell table:style-name="ce31" table:number-columns-repeated="3"/>
          <table:table-cell/>
          <table:table-cell table:style-name="ce31"/>
          <table:table-cell table:style-name="ce53"/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Paquetes</text:p>
          </table:table-cell>
          <table:table-cell table:style-name="ce33" office:value-type="string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3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3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5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61"/>
          <table:table-cell/>
          <table:table-cell table:style-name="ce67"/>
          <table:table-cell table:style-name="ce68"/>
          <table:table-cell table:style-name="ce69"/>
          <table:table-cell table:number-columns-repeated="1019"/>
        </table:table-row>
        <table:table-row table:style-name="ro1">
          <table:table-cell table:style-name="ce61"/>
          <table:table-cell table:style-name="ce63" office:value-type="string" table:number-columns-spanned="15" table:number-rows-spanned="1">
            <text:p>Proyecto</text:p>
          </table:table-cell>
          <table:covered-table-cell table:number-columns-repeated="14" table:style-name="ce63"/>
          <table:table-cell/>
          <table:table-cell table:style-name="ce70" office:value-type="string" table:number-columns-spanned="2" table:number-rows-spanned="1">
            <text:p>SPRINT</text:p>
          </table:table-cell>
          <table:covered-table-cell table:style-name="ce70"/>
          <table:table-cell table:style-name="ce71" office:value-type="string" table:number-columns-spanned="2" table:number-rows-spanned="1">
            <text:p>INICIO</text:p>
          </table:table-cell>
          <table:covered-table-cell table:style-name="ce71"/>
          <table:table-cell table:style-name="ce73" office:value-type="string" table:number-columns-spanned="2" table:number-rows-spanned="1">
            <text:p>DÍAS</text:p>
          </table:table-cell>
          <table:covered-table-cell table:style-name="ce73"/>
          <table:table-cell table:number-columns-repeated="1001"/>
        </table:table-row>
        <table:table-row table:style-name="ro1">
          <table:table-cell table:style-name="ce61"/>
          <table:table-cell table:style-name="ce64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4"/>
          <table:table-cell/>
          <table:table-cell table:style-name="ce64" table:formula="of:=[$Config.A9]" office:value-type="float" office:value="2" table:number-columns-spanned="2" table:number-rows-spanned="1">
            <text:p>2</text:p>
          </table:table-cell>
          <table:covered-table-cell table:style-name="ce64"/>
          <table:table-cell table:style-name="ce72" table:formula="of:=[$Config.B9]" office:value-type="float" office:value="40665" table:number-columns-spanned="2" table:number-rows-spanned="1">
            <text:p>2-may-11</text:p>
          </table:table-cell>
          <table:covered-table-cell table:style-name="ce72"/>
          <table:table-cell table:style-name="ce74" table:formula="of:=[$Config.C9]" office:value-type="float" office:value="14" table:number-columns-spanned="2" table:number-rows-spanned="1">
            <text:p>14</text:p>
          </table:table-cell>
          <table:covered-table-cell table:style-name="ce74"/>
          <table:table-cell table:number-columns-repeated="1001"/>
        </table:table-row>
        <table:table-row table:style-name="ro1">
          <table:table-cell table:style-name="ce61"/>
          <table:table-cell/>
          <table:table-cell table:style-name="ce67"/>
          <table:table-cell table:style-name="ce68"/>
          <table:table-cell table:style-name="ce69"/>
          <table:table-cell table:number-columns-repeated="1019"/>
        </table:table-row>
        <table:table-row table:style-name="ro1">
          <table:table-cell table:style-name="ce61">
            <draw:frame table:end-cell-address="Gráficos.X20" table:end-x="0.286cm" table:end-y="0.184cm" draw:z-index="0" draw:name="Chart 1" draw:style-name="gr1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7"/>
          <table:table-cell table:style-name="ce68"/>
          <table:table-cell table:style-name="ce69"/>
          <table:table-cell table:number-columns-repeated="1019"/>
        </table:table-row>
        <table:table-row table:style-name="ro1" table:number-rows-repeated="15">
          <table:table-cell table:style-name="ce61"/>
          <table:table-cell table:number-columns-repeated="1023"/>
        </table:table-row>
        <table:table-row table:style-name="ro1">
          <table:table-cell table:style-name="ce61">
            <draw:frame table:end-cell-address="Gráficos.X36" table:end-x="0.317cm" table:end-y="0.185cm" draw:z-index="1" draw:name="Chart 2" draw:style-name="gr1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61"/>
          <table:table-cell table:number-columns-repeated="1023"/>
        </table:table-row>
        <table:table-row table:style-name="ro1">
          <table:table-cell table:style-name="ce61">
            <draw:frame table:end-cell-address="Gráficos.X53" table:end-x="0.484cm" table:end-y="0.004cm" draw:z-index="2" draw:name="Chart 3" draw:style-name="gr1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61"/>
          <table:table-cell table:number-columns-repeated="1023"/>
        </table:table-row>
        <table:table-row table:style-name="ro12">
          <table:table-cell table:style-name="ce61"/>
          <table:table-cell table:number-columns-repeated="1023"/>
        </table:table-row>
        <table:table-row table:style-name="ro5">
          <table:table-cell table:style-name="ce61"/>
          <table:table-cell table:style-name="ce65" table:formula="of:=[$Estimacion_Tiempos.H5]" office:value-type="float" office:value="2">
            <text:p>1-ene</text:p>
          </table:table-cell>
          <table:table-cell table:style-name="ce65" table:formula="of:=[$Estimacion_Tiempos.I5]" office:value-type="string" office:string-value="12 – abr">
            <text:p>12 – abr</text:p>
          </table:table-cell>
          <table:table-cell table:style-name="ce65" table:formula="of:=[$Estimacion_Tiempos.J5]" office:value-type="string" office:string-value="13 – abr">
            <text:p>13 – abr</text:p>
          </table:table-cell>
          <table:table-cell table:style-name="ce65" table:formula="of:=[$Estimacion_Tiempos.K5]" office:value-type="string" office:string-value="14-abr">
            <text:p>14-abr</text:p>
          </table:table-cell>
          <table:table-cell table:style-name="ce65" table:formula="of:=[$Estimacion_Tiempos.L5]" office:value-type="string" office:string-value="15 -abr">
            <text:p>15 -abr</text:p>
          </table:table-cell>
          <table:table-cell table:style-name="ce65" table:formula="of:=[$Estimacion_Tiempos.M5]" office:value-type="string" office:string-value="16-abr">
            <text:p>16-abr</text:p>
          </table:table-cell>
          <table:table-cell table:style-name="ce65" table:formula="of:=[$Estimacion_Tiempos.N5]" office:value-type="string" office:string-value="17-abr">
            <text:p>17-abr</text:p>
          </table:table-cell>
          <table:table-cell table:style-name="ce65" table:formula="of:=[$Estimacion_Tiempos.O5]" office:value-type="string" office:string-value="18-abr">
            <text:p>18-abr</text:p>
          </table:table-cell>
          <table:table-cell table:style-name="ce65" table:formula="of:=[$Estimacion_Tiempos.P5]" office:value-type="string" office:string-value="19-abr">
            <text:p>19-abr</text:p>
          </table:table-cell>
          <table:table-cell table:style-name="ce65" table:formula="of:=[$Estimacion_Tiempos.Q5]" office:value-type="string" office:string-value="20-abr">
            <text:p>20-abr</text:p>
          </table:table-cell>
          <table:table-cell table:style-name="ce65" table:formula="of:=[$Estimacion_Tiempos.R5]" office:value-type="string" office:string-value="21-abr">
            <text:p>21-abr</text:p>
          </table:table-cell>
          <table:table-cell table:style-name="ce65" table:formula="of:=[$Estimacion_Tiempos.S5]" office:value-type="string" office:string-value="22-abr">
            <text:p>22-abr</text:p>
          </table:table-cell>
          <table:table-cell table:style-name="ce65" table:formula="of:=[$Estimacion_Tiempos.T5]" office:value-type="string" office:string-value="23-abr">
            <text:p>23-abr</text:p>
          </table:table-cell>
          <table:table-cell table:style-name="ce65" table:formula="of:=[$Estimacion_Tiempos.U5]" office:value-type="string" office:string-value="24-abr">
            <text:p>24-abr</text:p>
          </table:table-cell>
          <table:table-cell table:style-name="ce65" table:formula="of:=[$Estimacion_Tiempos.V5]" office:value-type="float" office:value="0">
            <text:p>#N/D</text:p>
          </table:table-cell>
          <table:table-cell table:style-name="ce65" table:formula="of:=[$Estimacion_Tiempos.W5]" office:value-type="float" office:value="0">
            <text:p>#N/D</text:p>
          </table:table-cell>
          <table:table-cell table:style-name="ce65" table:formula="of:=[$Estimacion_Tiempos.X5]" office:value-type="float" office:value="0">
            <text:p>#N/D</text:p>
          </table:table-cell>
          <table:table-cell table:style-name="ce65" table:formula="of:=[$Estimacion_Tiempos.Y5]" office:value-type="float" office:value="0">
            <text:p>#N/D</text:p>
          </table:table-cell>
          <table:table-cell table:style-name="ce65" table:formula="of:=[$Estimacion_Tiempos.Z5]" office:value-type="float" office:value="0">
            <text:p>#N/D</text:p>
          </table:table-cell>
          <table:table-cell table:style-name="ce65" table:formula="of:=[$Estimacion_Tiempos.AA5]" office:value-type="float" office:value="0">
            <text:p>#N/D</text:p>
          </table:table-cell>
          <table:table-cell table:style-name="ce65" table:formula="of:=[$Estimacion_Tiempos.AB5]" office:value-type="float" office:value="0">
            <text:p>#N/D</text:p>
          </table:table-cell>
          <table:table-cell table:style-name="ce65" table:formula="of:=[$Estimacion_Tiempos.AC5]" office:value-type="float" office:value="0">
            <text:p>#N/D</text:p>
          </table:table-cell>
          <table:table-cell table:style-name="ce65" table:formula="of:=[$Estimacion_Tiempos.AD5]" office:value-type="float" office:value="0">
            <text:p>#N/D</text:p>
          </table:table-cell>
          <table:table-cell table:style-name="ce65" table:formula="of:=[$Estimacion_Tiempos.AE5]" office:value-type="float" office:value="0">
            <text:p>#N/D</text:p>
          </table:table-cell>
          <table:table-cell table:number-columns-repeated="999"/>
        </table:table-row>
        <table:table-row table:style-name="ro1">
          <table:table-cell table:style-name="ce62" table:formula="of:=[$Config.C14]" office:value-type="string" office:string-value="Chelo">
            <text:p>Chelo</text:p>
          </table:table-cell>
          <table:table-cell table:style-name="ce66" table:formula="of:=SUMIF([$Estimacion_Tiempos.$G$10:.$G$1000];[.$A58];[$Estimacion_Tiempos.H$10:.H$1000])" office:value-type="float" office:value="0">
            <text:p>0</text:p>
          </table:table-cell>
          <table:table-cell table:style-name="ce66" table:formula="of:=SUMIF([$Estimacion_Tiempos.$G$10:.$G$1000];[.$A58];[$Estimacion_Tiempos.I$10:.I$1000])" office:value-type="float" office:value="0">
            <text:p>0</text:p>
          </table:table-cell>
          <table:table-cell table:style-name="ce66" table:formula="of:=SUMIF([$Estimacion_Tiempos.$G$10:.$G$1000];[.$A58];[$Estimacion_Tiempos.J$10:.J$1000])" office:value-type="float" office:value="0">
            <text:p>0</text:p>
          </table:table-cell>
          <table:table-cell table:style-name="ce66" table:formula="of:=SUMIF([$Estimacion_Tiempos.$G$10:.$G$1000];[.$A58];[$Estimacion_Tiempos.K$10:.K$1000])" office:value-type="float" office:value="0">
            <text:p>0</text:p>
          </table:table-cell>
          <table:table-cell table:style-name="ce66" table:formula="of:=SUMIF([$Estimacion_Tiempos.$G$10:.$G$1000];[.$A58];[$Estimacion_Tiempos.L$10:.L$1000])" office:value-type="float" office:value="0">
            <text:p>0</text:p>
          </table:table-cell>
          <table:table-cell table:style-name="ce66" table:formula="of:=SUMIF([$Estimacion_Tiempos.$G$10:.$G$1000];[.$A58];[$Estimacion_Tiempos.M$10:.M$1000])" office:value-type="float" office:value="0">
            <text:p>0</text:p>
          </table:table-cell>
          <table:table-cell table:style-name="ce66" table:formula="of:=SUMIF([$Estimacion_Tiempos.$G$10:.$G$1000];[.$A58];[$Estimacion_Tiempos.N$10:.N$1000])" office:value-type="float" office:value="0">
            <text:p>0</text:p>
          </table:table-cell>
          <table:table-cell table:style-name="ce66" table:formula="of:=SUMIF([$Estimacion_Tiempos.$G$10:.$G$1000];[.$A58];[$Estimacion_Tiempos.O$10:.O$1000])" office:value-type="float" office:value="0">
            <text:p>0</text:p>
          </table:table-cell>
          <table:table-cell table:style-name="ce66" table:formula="of:=SUMIF([$Estimacion_Tiempos.$G$10:.$G$1000];[.$A58];[$Estimacion_Tiempos.P$10:.P$1000])" office:value-type="float" office:value="0">
            <text:p>0</text:p>
          </table:table-cell>
          <table:table-cell table:style-name="ce66" table:formula="of:=SUMIF([$Estimacion_Tiempos.$G$10:.$G$1000];[.$A58];[$Estimacion_Tiempos.Q$10:.Q$1000])" office:value-type="float" office:value="0">
            <text:p>0</text:p>
          </table:table-cell>
          <table:table-cell table:style-name="ce66" table:formula="of:=SUMIF([$Estimacion_Tiempos.$G$10:.$G$1000];[.$A58];[$Estimacion_Tiempos.R$10:.R$1000])" office:value-type="float" office:value="0">
            <text:p>0</text:p>
          </table:table-cell>
          <table:table-cell table:style-name="ce66" table:formula="of:=SUMIF([$Estimacion_Tiempos.$G$10:.$G$1000];[.$A58];[$Estimacion_Tiempos.S$10:.S$1000])" office:value-type="float" office:value="0">
            <text:p>0</text:p>
          </table:table-cell>
          <table:table-cell table:style-name="ce66" table:formula="of:=SUMIF([$Estimacion_Tiempos.$G$10:.$G$1000];[.$A58];[$Estimacion_Tiempos.T$10:.T$1000])" office:value-type="float" office:value="0">
            <text:p>0</text:p>
          </table:table-cell>
          <table:table-cell table:style-name="ce66" table:formula="of:=SUMIF([$Estimacion_Tiempos.$G$10:.$G$1000];[.$A58];[$Estimacion_Tiempos.U$10:.U$1000])" office:value-type="float" office:value="0">
            <text:p>0</text:p>
          </table:table-cell>
          <table:table-cell table:style-name="ce66" table:formula="of:=SUMIF([$Estimacion_Tiempos.$G$10:.$G$1000];[.$A58];[$Estimacion_Tiempos.V$10:.V$1000])" office:value-type="float" office:value="0">
            <text:p>0</text:p>
          </table:table-cell>
          <table:table-cell table:style-name="ce66" table:formula="of:=SUMIF([$Estimacion_Tiempos.$G$10:.$G$1000];[.$A58];[$Estimacion_Tiempos.W$10:.W$1000])" office:value-type="float" office:value="0">
            <text:p>0</text:p>
          </table:table-cell>
          <table:table-cell table:style-name="ce66" table:formula="of:=SUMIF([$Estimacion_Tiempos.$G$10:.$G$1000];[.$A58];[$Estimacion_Tiempos.X$10:.X$1000])" office:value-type="float" office:value="0">
            <text:p>0</text:p>
          </table:table-cell>
          <table:table-cell table:style-name="ce66" table:formula="of:=SUMIF([$Estimacion_Tiempos.$G$10:.$G$1000];[.$A58];[$Estimacion_Tiempos.Y$10:.Y$1000])" office:value-type="float" office:value="0">
            <text:p>0</text:p>
          </table:table-cell>
          <table:table-cell table:style-name="ce66" table:formula="of:=SUMIF([$Estimacion_Tiempos.$G$10:.$G$1000];[.$A58];[$Estimacion_Tiempos.Z$10:.Z$1000])" office:value-type="float" office:value="0">
            <text:p>0</text:p>
          </table:table-cell>
          <table:table-cell table:style-name="ce66" table:formula="of:=SUMIF([$Estimacion_Tiempos.$G$10:.$G$1000];[.$A58];[$Estimacion_Tiempos.AA$10:.AA$1000])" office:value-type="float" office:value="0">
            <text:p>0</text:p>
          </table:table-cell>
          <table:table-cell table:style-name="ce66" table:formula="of:=SUMIF([$Estimacion_Tiempos.$G$10:.$G$1000];[.$A58];[$Estimacion_Tiempos.AB$10:.AB$1000])" office:value-type="float" office:value="0">
            <text:p>0</text:p>
          </table:table-cell>
          <table:table-cell table:style-name="ce66" table:formula="of:=SUMIF([$Estimacion_Tiempos.$G$10:.$G$1000];[.$A58];[$Estimacion_Tiempos.AC$10:.AC$1000])" office:value-type="float" office:value="0">
            <text:p>0</text:p>
          </table:table-cell>
          <table:table-cell table:style-name="ce66" table:formula="of:=SUMIF([$Estimacion_Tiempos.$G$10:.$G$1000];[.$A58];[$Estimacion_Tiempos.AD$10:.AD$1000])" office:value-type="float" office:value="0">
            <text:p>0</text:p>
          </table:table-cell>
          <table:table-cell table:style-name="ce66" table:formula="of:=SUMIF([$Estimacion_Tiempos.$G$10:.$G$1000];[.$A5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15]" office:value-type="string" office:string-value="Lean">
            <text:p>Lean</text:p>
          </table:table-cell>
          <table:table-cell table:style-name="ce66" table:formula="of:=SUMIF([$Estimacion_Tiempos.$G$10:.$G$1000];[.$A59];[$Estimacion_Tiempos.H$10:.H$1000])" office:value-type="float" office:value="0">
            <text:p>0</text:p>
          </table:table-cell>
          <table:table-cell table:style-name="ce66" table:formula="of:=SUMIF([$Estimacion_Tiempos.$G$10:.$G$1000];[.$A59];[$Estimacion_Tiempos.I$10:.I$1000])" office:value-type="float" office:value="0">
            <text:p>0</text:p>
          </table:table-cell>
          <table:table-cell table:style-name="ce66" table:formula="of:=SUMIF([$Estimacion_Tiempos.$G$10:.$G$1000];[.$A59];[$Estimacion_Tiempos.J$10:.J$1000])" office:value-type="float" office:value="0">
            <text:p>0</text:p>
          </table:table-cell>
          <table:table-cell table:style-name="ce66" table:formula="of:=SUMIF([$Estimacion_Tiempos.$G$10:.$G$1000];[.$A59];[$Estimacion_Tiempos.K$10:.K$1000])" office:value-type="float" office:value="0">
            <text:p>0</text:p>
          </table:table-cell>
          <table:table-cell table:style-name="ce66" table:formula="of:=SUMIF([$Estimacion_Tiempos.$G$10:.$G$1000];[.$A59];[$Estimacion_Tiempos.L$10:.L$1000])" office:value-type="float" office:value="0">
            <text:p>0</text:p>
          </table:table-cell>
          <table:table-cell table:style-name="ce66" table:formula="of:=SUMIF([$Estimacion_Tiempos.$G$10:.$G$1000];[.$A59];[$Estimacion_Tiempos.M$10:.M$1000])" office:value-type="float" office:value="0">
            <text:p>0</text:p>
          </table:table-cell>
          <table:table-cell table:style-name="ce66" table:formula="of:=SUMIF([$Estimacion_Tiempos.$G$10:.$G$1000];[.$A59];[$Estimacion_Tiempos.N$10:.N$1000])" office:value-type="float" office:value="0">
            <text:p>0</text:p>
          </table:table-cell>
          <table:table-cell table:style-name="ce66" table:formula="of:=SUMIF([$Estimacion_Tiempos.$G$10:.$G$1000];[.$A59];[$Estimacion_Tiempos.O$10:.O$1000])" office:value-type="float" office:value="0">
            <text:p>0</text:p>
          </table:table-cell>
          <table:table-cell table:style-name="ce66" table:formula="of:=SUMIF([$Estimacion_Tiempos.$G$10:.$G$1000];[.$A59];[$Estimacion_Tiempos.P$10:.P$1000])" office:value-type="float" office:value="0">
            <text:p>0</text:p>
          </table:table-cell>
          <table:table-cell table:style-name="ce66" table:formula="of:=SUMIF([$Estimacion_Tiempos.$G$10:.$G$1000];[.$A59];[$Estimacion_Tiempos.Q$10:.Q$1000])" office:value-type="float" office:value="0">
            <text:p>0</text:p>
          </table:table-cell>
          <table:table-cell table:style-name="ce66" table:formula="of:=SUMIF([$Estimacion_Tiempos.$G$10:.$G$1000];[.$A59];[$Estimacion_Tiempos.R$10:.R$1000])" office:value-type="float" office:value="0">
            <text:p>0</text:p>
          </table:table-cell>
          <table:table-cell table:style-name="ce66" table:formula="of:=SUMIF([$Estimacion_Tiempos.$G$10:.$G$1000];[.$A59];[$Estimacion_Tiempos.S$10:.S$1000])" office:value-type="float" office:value="0">
            <text:p>0</text:p>
          </table:table-cell>
          <table:table-cell table:style-name="ce66" table:formula="of:=SUMIF([$Estimacion_Tiempos.$G$10:.$G$1000];[.$A59];[$Estimacion_Tiempos.T$10:.T$1000])" office:value-type="float" office:value="0">
            <text:p>0</text:p>
          </table:table-cell>
          <table:table-cell table:style-name="ce66" table:formula="of:=SUMIF([$Estimacion_Tiempos.$G$10:.$G$1000];[.$A59];[$Estimacion_Tiempos.U$10:.U$1000])" office:value-type="float" office:value="0">
            <text:p>0</text:p>
          </table:table-cell>
          <table:table-cell table:style-name="ce66" table:formula="of:=SUMIF([$Estimacion_Tiempos.$G$10:.$G$1000];[.$A59];[$Estimacion_Tiempos.V$10:.V$1000])" office:value-type="float" office:value="0">
            <text:p>0</text:p>
          </table:table-cell>
          <table:table-cell table:style-name="ce66" table:formula="of:=SUMIF([$Estimacion_Tiempos.$G$10:.$G$1000];[.$A59];[$Estimacion_Tiempos.W$10:.W$1000])" office:value-type="float" office:value="0">
            <text:p>0</text:p>
          </table:table-cell>
          <table:table-cell table:style-name="ce66" table:formula="of:=SUMIF([$Estimacion_Tiempos.$G$10:.$G$1000];[.$A59];[$Estimacion_Tiempos.X$10:.X$1000])" office:value-type="float" office:value="0">
            <text:p>0</text:p>
          </table:table-cell>
          <table:table-cell table:style-name="ce66" table:formula="of:=SUMIF([$Estimacion_Tiempos.$G$10:.$G$1000];[.$A59];[$Estimacion_Tiempos.Y$10:.Y$1000])" office:value-type="float" office:value="0">
            <text:p>0</text:p>
          </table:table-cell>
          <table:table-cell table:style-name="ce66" table:formula="of:=SUMIF([$Estimacion_Tiempos.$G$10:.$G$1000];[.$A59];[$Estimacion_Tiempos.Z$10:.Z$1000])" office:value-type="float" office:value="0">
            <text:p>0</text:p>
          </table:table-cell>
          <table:table-cell table:style-name="ce66" table:formula="of:=SUMIF([$Estimacion_Tiempos.$G$10:.$G$1000];[.$A59];[$Estimacion_Tiempos.AA$10:.AA$1000])" office:value-type="float" office:value="0">
            <text:p>0</text:p>
          </table:table-cell>
          <table:table-cell table:style-name="ce66" table:formula="of:=SUMIF([$Estimacion_Tiempos.$G$10:.$G$1000];[.$A59];[$Estimacion_Tiempos.AB$10:.AB$1000])" office:value-type="float" office:value="0">
            <text:p>0</text:p>
          </table:table-cell>
          <table:table-cell table:style-name="ce66" table:formula="of:=SUMIF([$Estimacion_Tiempos.$G$10:.$G$1000];[.$A59];[$Estimacion_Tiempos.AC$10:.AC$1000])" office:value-type="float" office:value="0">
            <text:p>0</text:p>
          </table:table-cell>
          <table:table-cell table:style-name="ce66" table:formula="of:=SUMIF([$Estimacion_Tiempos.$G$10:.$G$1000];[.$A59];[$Estimacion_Tiempos.AD$10:.AD$1000])" office:value-type="float" office:value="0">
            <text:p>0</text:p>
          </table:table-cell>
          <table:table-cell table:style-name="ce66" table:formula="of:=SUMIF([$Estimacion_Tiempos.$G$10:.$G$1000];[.$A5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16]" office:value-type="string" office:string-value="Pela">
            <text:p>Pela</text:p>
          </table:table-cell>
          <table:table-cell table:style-name="ce66" table:formula="of:=SUMIF([$Estimacion_Tiempos.$G$10:.$G$1000];[.$A60];[$Estimacion_Tiempos.H$10:.H$1000])" office:value-type="float" office:value="0">
            <text:p>0</text:p>
          </table:table-cell>
          <table:table-cell table:style-name="ce66" table:formula="of:=SUMIF([$Estimacion_Tiempos.$G$10:.$G$1000];[.$A60];[$Estimacion_Tiempos.I$10:.I$1000])" office:value-type="float" office:value="0">
            <text:p>0</text:p>
          </table:table-cell>
          <table:table-cell table:style-name="ce66" table:formula="of:=SUMIF([$Estimacion_Tiempos.$G$10:.$G$1000];[.$A60];[$Estimacion_Tiempos.J$10:.J$1000])" office:value-type="float" office:value="0">
            <text:p>0</text:p>
          </table:table-cell>
          <table:table-cell table:style-name="ce66" table:formula="of:=SUMIF([$Estimacion_Tiempos.$G$10:.$G$1000];[.$A60];[$Estimacion_Tiempos.K$10:.K$1000])" office:value-type="float" office:value="0">
            <text:p>0</text:p>
          </table:table-cell>
          <table:table-cell table:style-name="ce66" table:formula="of:=SUMIF([$Estimacion_Tiempos.$G$10:.$G$1000];[.$A60];[$Estimacion_Tiempos.L$10:.L$1000])" office:value-type="float" office:value="0">
            <text:p>0</text:p>
          </table:table-cell>
          <table:table-cell table:style-name="ce66" table:formula="of:=SUMIF([$Estimacion_Tiempos.$G$10:.$G$1000];[.$A60];[$Estimacion_Tiempos.M$10:.M$1000])" office:value-type="float" office:value="0">
            <text:p>0</text:p>
          </table:table-cell>
          <table:table-cell table:style-name="ce66" table:formula="of:=SUMIF([$Estimacion_Tiempos.$G$10:.$G$1000];[.$A60];[$Estimacion_Tiempos.N$10:.N$1000])" office:value-type="float" office:value="0">
            <text:p>0</text:p>
          </table:table-cell>
          <table:table-cell table:style-name="ce66" table:formula="of:=SUMIF([$Estimacion_Tiempos.$G$10:.$G$1000];[.$A60];[$Estimacion_Tiempos.O$10:.O$1000])" office:value-type="float" office:value="0">
            <text:p>0</text:p>
          </table:table-cell>
          <table:table-cell table:style-name="ce66" table:formula="of:=SUMIF([$Estimacion_Tiempos.$G$10:.$G$1000];[.$A60];[$Estimacion_Tiempos.P$10:.P$1000])" office:value-type="float" office:value="0">
            <text:p>0</text:p>
          </table:table-cell>
          <table:table-cell table:style-name="ce66" table:formula="of:=SUMIF([$Estimacion_Tiempos.$G$10:.$G$1000];[.$A60];[$Estimacion_Tiempos.Q$10:.Q$1000])" office:value-type="float" office:value="0">
            <text:p>0</text:p>
          </table:table-cell>
          <table:table-cell table:style-name="ce66" table:formula="of:=SUMIF([$Estimacion_Tiempos.$G$10:.$G$1000];[.$A60];[$Estimacion_Tiempos.R$10:.R$1000])" office:value-type="float" office:value="0">
            <text:p>0</text:p>
          </table:table-cell>
          <table:table-cell table:style-name="ce66" table:formula="of:=SUMIF([$Estimacion_Tiempos.$G$10:.$G$1000];[.$A60];[$Estimacion_Tiempos.S$10:.S$1000])" office:value-type="float" office:value="0">
            <text:p>0</text:p>
          </table:table-cell>
          <table:table-cell table:style-name="ce66" table:formula="of:=SUMIF([$Estimacion_Tiempos.$G$10:.$G$1000];[.$A60];[$Estimacion_Tiempos.T$10:.T$1000])" office:value-type="float" office:value="0">
            <text:p>0</text:p>
          </table:table-cell>
          <table:table-cell table:style-name="ce66" table:formula="of:=SUMIF([$Estimacion_Tiempos.$G$10:.$G$1000];[.$A60];[$Estimacion_Tiempos.U$10:.U$1000])" office:value-type="float" office:value="0">
            <text:p>0</text:p>
          </table:table-cell>
          <table:table-cell table:style-name="ce66" table:formula="of:=SUMIF([$Estimacion_Tiempos.$G$10:.$G$1000];[.$A60];[$Estimacion_Tiempos.V$10:.V$1000])" office:value-type="float" office:value="0">
            <text:p>0</text:p>
          </table:table-cell>
          <table:table-cell table:style-name="ce66" table:formula="of:=SUMIF([$Estimacion_Tiempos.$G$10:.$G$1000];[.$A60];[$Estimacion_Tiempos.W$10:.W$1000])" office:value-type="float" office:value="0">
            <text:p>0</text:p>
          </table:table-cell>
          <table:table-cell table:style-name="ce66" table:formula="of:=SUMIF([$Estimacion_Tiempos.$G$10:.$G$1000];[.$A60];[$Estimacion_Tiempos.X$10:.X$1000])" office:value-type="float" office:value="0">
            <text:p>0</text:p>
          </table:table-cell>
          <table:table-cell table:style-name="ce66" table:formula="of:=SUMIF([$Estimacion_Tiempos.$G$10:.$G$1000];[.$A60];[$Estimacion_Tiempos.Y$10:.Y$1000])" office:value-type="float" office:value="0">
            <text:p>0</text:p>
          </table:table-cell>
          <table:table-cell table:style-name="ce66" table:formula="of:=SUMIF([$Estimacion_Tiempos.$G$10:.$G$1000];[.$A60];[$Estimacion_Tiempos.Z$10:.Z$1000])" office:value-type="float" office:value="0">
            <text:p>0</text:p>
          </table:table-cell>
          <table:table-cell table:style-name="ce66" table:formula="of:=SUMIF([$Estimacion_Tiempos.$G$10:.$G$1000];[.$A60];[$Estimacion_Tiempos.AA$10:.AA$1000])" office:value-type="float" office:value="0">
            <text:p>0</text:p>
          </table:table-cell>
          <table:table-cell table:style-name="ce66" table:formula="of:=SUMIF([$Estimacion_Tiempos.$G$10:.$G$1000];[.$A60];[$Estimacion_Tiempos.AB$10:.AB$1000])" office:value-type="float" office:value="0">
            <text:p>0</text:p>
          </table:table-cell>
          <table:table-cell table:style-name="ce66" table:formula="of:=SUMIF([$Estimacion_Tiempos.$G$10:.$G$1000];[.$A60];[$Estimacion_Tiempos.AC$10:.AC$1000])" office:value-type="float" office:value="0">
            <text:p>0</text:p>
          </table:table-cell>
          <table:table-cell table:style-name="ce66" table:formula="of:=SUMIF([$Estimacion_Tiempos.$G$10:.$G$1000];[.$A60];[$Estimacion_Tiempos.AD$10:.AD$1000])" office:value-type="float" office:value="0">
            <text:p>0</text:p>
          </table:table-cell>
          <table:table-cell table:style-name="ce66" table:formula="of:=SUMIF([$Estimacion_Tiempos.$G$10:.$G$1000];[.$A60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17]" office:value-type="string" office:string-value="Pipo">
            <text:p>Pipo</text:p>
          </table:table-cell>
          <table:table-cell table:style-name="ce66" table:formula="of:=SUMIF([$Estimacion_Tiempos.$G$10:.$G$1000];[.$A61];[$Estimacion_Tiempos.H$10:.H$1000])" office:value-type="float" office:value="0">
            <text:p>0</text:p>
          </table:table-cell>
          <table:table-cell table:style-name="ce66" table:formula="of:=SUMIF([$Estimacion_Tiempos.$G$10:.$G$1000];[.$A61];[$Estimacion_Tiempos.I$10:.I$1000])" office:value-type="float" office:value="0">
            <text:p>0</text:p>
          </table:table-cell>
          <table:table-cell table:style-name="ce66" table:formula="of:=SUMIF([$Estimacion_Tiempos.$G$10:.$G$1000];[.$A61];[$Estimacion_Tiempos.J$10:.J$1000])" office:value-type="float" office:value="0">
            <text:p>0</text:p>
          </table:table-cell>
          <table:table-cell table:style-name="ce66" table:formula="of:=SUMIF([$Estimacion_Tiempos.$G$10:.$G$1000];[.$A61];[$Estimacion_Tiempos.K$10:.K$1000])" office:value-type="float" office:value="0">
            <text:p>0</text:p>
          </table:table-cell>
          <table:table-cell table:style-name="ce66" table:formula="of:=SUMIF([$Estimacion_Tiempos.$G$10:.$G$1000];[.$A61];[$Estimacion_Tiempos.L$10:.L$1000])" office:value-type="float" office:value="0">
            <text:p>0</text:p>
          </table:table-cell>
          <table:table-cell table:style-name="ce66" table:formula="of:=SUMIF([$Estimacion_Tiempos.$G$10:.$G$1000];[.$A61];[$Estimacion_Tiempos.M$10:.M$1000])" office:value-type="float" office:value="0">
            <text:p>0</text:p>
          </table:table-cell>
          <table:table-cell table:style-name="ce66" table:formula="of:=SUMIF([$Estimacion_Tiempos.$G$10:.$G$1000];[.$A61];[$Estimacion_Tiempos.N$10:.N$1000])" office:value-type="float" office:value="0">
            <text:p>0</text:p>
          </table:table-cell>
          <table:table-cell table:style-name="ce66" table:formula="of:=SUMIF([$Estimacion_Tiempos.$G$10:.$G$1000];[.$A61];[$Estimacion_Tiempos.O$10:.O$1000])" office:value-type="float" office:value="0">
            <text:p>0</text:p>
          </table:table-cell>
          <table:table-cell table:style-name="ce66" table:formula="of:=SUMIF([$Estimacion_Tiempos.$G$10:.$G$1000];[.$A61];[$Estimacion_Tiempos.P$10:.P$1000])" office:value-type="float" office:value="0">
            <text:p>0</text:p>
          </table:table-cell>
          <table:table-cell table:style-name="ce66" table:formula="of:=SUMIF([$Estimacion_Tiempos.$G$10:.$G$1000];[.$A61];[$Estimacion_Tiempos.Q$10:.Q$1000])" office:value-type="float" office:value="0">
            <text:p>0</text:p>
          </table:table-cell>
          <table:table-cell table:style-name="ce66" table:formula="of:=SUMIF([$Estimacion_Tiempos.$G$10:.$G$1000];[.$A61];[$Estimacion_Tiempos.R$10:.R$1000])" office:value-type="float" office:value="0">
            <text:p>0</text:p>
          </table:table-cell>
          <table:table-cell table:style-name="ce66" table:formula="of:=SUMIF([$Estimacion_Tiempos.$G$10:.$G$1000];[.$A61];[$Estimacion_Tiempos.S$10:.S$1000])" office:value-type="float" office:value="0">
            <text:p>0</text:p>
          </table:table-cell>
          <table:table-cell table:style-name="ce66" table:formula="of:=SUMIF([$Estimacion_Tiempos.$G$10:.$G$1000];[.$A61];[$Estimacion_Tiempos.T$10:.T$1000])" office:value-type="float" office:value="0">
            <text:p>0</text:p>
          </table:table-cell>
          <table:table-cell table:style-name="ce66" table:formula="of:=SUMIF([$Estimacion_Tiempos.$G$10:.$G$1000];[.$A61];[$Estimacion_Tiempos.U$10:.U$1000])" office:value-type="float" office:value="0">
            <text:p>0</text:p>
          </table:table-cell>
          <table:table-cell table:style-name="ce66" table:formula="of:=SUMIF([$Estimacion_Tiempos.$G$10:.$G$1000];[.$A61];[$Estimacion_Tiempos.V$10:.V$1000])" office:value-type="float" office:value="0">
            <text:p>0</text:p>
          </table:table-cell>
          <table:table-cell table:style-name="ce66" table:formula="of:=SUMIF([$Estimacion_Tiempos.$G$10:.$G$1000];[.$A61];[$Estimacion_Tiempos.W$10:.W$1000])" office:value-type="float" office:value="0">
            <text:p>0</text:p>
          </table:table-cell>
          <table:table-cell table:style-name="ce66" table:formula="of:=SUMIF([$Estimacion_Tiempos.$G$10:.$G$1000];[.$A61];[$Estimacion_Tiempos.X$10:.X$1000])" office:value-type="float" office:value="0">
            <text:p>0</text:p>
          </table:table-cell>
          <table:table-cell table:style-name="ce66" table:formula="of:=SUMIF([$Estimacion_Tiempos.$G$10:.$G$1000];[.$A61];[$Estimacion_Tiempos.Y$10:.Y$1000])" office:value-type="float" office:value="0">
            <text:p>0</text:p>
          </table:table-cell>
          <table:table-cell table:style-name="ce66" table:formula="of:=SUMIF([$Estimacion_Tiempos.$G$10:.$G$1000];[.$A61];[$Estimacion_Tiempos.Z$10:.Z$1000])" office:value-type="float" office:value="0">
            <text:p>0</text:p>
          </table:table-cell>
          <table:table-cell table:style-name="ce66" table:formula="of:=SUMIF([$Estimacion_Tiempos.$G$10:.$G$1000];[.$A61];[$Estimacion_Tiempos.AA$10:.AA$1000])" office:value-type="float" office:value="0">
            <text:p>0</text:p>
          </table:table-cell>
          <table:table-cell table:style-name="ce66" table:formula="of:=SUMIF([$Estimacion_Tiempos.$G$10:.$G$1000];[.$A61];[$Estimacion_Tiempos.AB$10:.AB$1000])" office:value-type="float" office:value="0">
            <text:p>0</text:p>
          </table:table-cell>
          <table:table-cell table:style-name="ce66" table:formula="of:=SUMIF([$Estimacion_Tiempos.$G$10:.$G$1000];[.$A61];[$Estimacion_Tiempos.AC$10:.AC$1000])" office:value-type="float" office:value="0">
            <text:p>0</text:p>
          </table:table-cell>
          <table:table-cell table:style-name="ce66" table:formula="of:=SUMIF([$Estimacion_Tiempos.$G$10:.$G$1000];[.$A61];[$Estimacion_Tiempos.AD$10:.AD$1000])" office:value-type="float" office:value="0">
            <text:p>0</text:p>
          </table:table-cell>
          <table:table-cell table:style-name="ce66" table:formula="of:=SUMIF([$Estimacion_Tiempos.$G$10:.$G$1000];[.$A61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18]" office:value-type="string" office:string-value="Tincho">
            <text:p>Tincho</text:p>
          </table:table-cell>
          <table:table-cell table:style-name="ce66" table:formula="of:=SUMIF([$Estimacion_Tiempos.$G$10:.$G$1000];[.$A62];[$Estimacion_Tiempos.H$10:.H$1000])" office:value-type="float" office:value="0">
            <text:p>0</text:p>
          </table:table-cell>
          <table:table-cell table:style-name="ce66" table:formula="of:=SUMIF([$Estimacion_Tiempos.$G$10:.$G$1000];[.$A62];[$Estimacion_Tiempos.I$10:.I$1000])" office:value-type="float" office:value="0">
            <text:p>0</text:p>
          </table:table-cell>
          <table:table-cell table:style-name="ce66" table:formula="of:=SUMIF([$Estimacion_Tiempos.$G$10:.$G$1000];[.$A62];[$Estimacion_Tiempos.J$10:.J$1000])" office:value-type="float" office:value="0">
            <text:p>0</text:p>
          </table:table-cell>
          <table:table-cell table:style-name="ce66" table:formula="of:=SUMIF([$Estimacion_Tiempos.$G$10:.$G$1000];[.$A62];[$Estimacion_Tiempos.K$10:.K$1000])" office:value-type="float" office:value="0">
            <text:p>0</text:p>
          </table:table-cell>
          <table:table-cell table:style-name="ce66" table:formula="of:=SUMIF([$Estimacion_Tiempos.$G$10:.$G$1000];[.$A62];[$Estimacion_Tiempos.L$10:.L$1000])" office:value-type="float" office:value="0">
            <text:p>0</text:p>
          </table:table-cell>
          <table:table-cell table:style-name="ce66" table:formula="of:=SUMIF([$Estimacion_Tiempos.$G$10:.$G$1000];[.$A62];[$Estimacion_Tiempos.M$10:.M$1000])" office:value-type="float" office:value="0">
            <text:p>0</text:p>
          </table:table-cell>
          <table:table-cell table:style-name="ce66" table:formula="of:=SUMIF([$Estimacion_Tiempos.$G$10:.$G$1000];[.$A62];[$Estimacion_Tiempos.N$10:.N$1000])" office:value-type="float" office:value="0">
            <text:p>0</text:p>
          </table:table-cell>
          <table:table-cell table:style-name="ce66" table:formula="of:=SUMIF([$Estimacion_Tiempos.$G$10:.$G$1000];[.$A62];[$Estimacion_Tiempos.O$10:.O$1000])" office:value-type="float" office:value="0">
            <text:p>0</text:p>
          </table:table-cell>
          <table:table-cell table:style-name="ce66" table:formula="of:=SUMIF([$Estimacion_Tiempos.$G$10:.$G$1000];[.$A62];[$Estimacion_Tiempos.P$10:.P$1000])" office:value-type="float" office:value="0">
            <text:p>0</text:p>
          </table:table-cell>
          <table:table-cell table:style-name="ce66" table:formula="of:=SUMIF([$Estimacion_Tiempos.$G$10:.$G$1000];[.$A62];[$Estimacion_Tiempos.Q$10:.Q$1000])" office:value-type="float" office:value="0">
            <text:p>0</text:p>
          </table:table-cell>
          <table:table-cell table:style-name="ce66" table:formula="of:=SUMIF([$Estimacion_Tiempos.$G$10:.$G$1000];[.$A62];[$Estimacion_Tiempos.R$10:.R$1000])" office:value-type="float" office:value="0">
            <text:p>0</text:p>
          </table:table-cell>
          <table:table-cell table:style-name="ce66" table:formula="of:=SUMIF([$Estimacion_Tiempos.$G$10:.$G$1000];[.$A62];[$Estimacion_Tiempos.S$10:.S$1000])" office:value-type="float" office:value="0">
            <text:p>0</text:p>
          </table:table-cell>
          <table:table-cell table:style-name="ce66" table:formula="of:=SUMIF([$Estimacion_Tiempos.$G$10:.$G$1000];[.$A62];[$Estimacion_Tiempos.T$10:.T$1000])" office:value-type="float" office:value="0">
            <text:p>0</text:p>
          </table:table-cell>
          <table:table-cell table:style-name="ce66" table:formula="of:=SUMIF([$Estimacion_Tiempos.$G$10:.$G$1000];[.$A62];[$Estimacion_Tiempos.U$10:.U$1000])" office:value-type="float" office:value="0">
            <text:p>0</text:p>
          </table:table-cell>
          <table:table-cell table:style-name="ce66" table:formula="of:=SUMIF([$Estimacion_Tiempos.$G$10:.$G$1000];[.$A62];[$Estimacion_Tiempos.V$10:.V$1000])" office:value-type="float" office:value="0">
            <text:p>0</text:p>
          </table:table-cell>
          <table:table-cell table:style-name="ce66" table:formula="of:=SUMIF([$Estimacion_Tiempos.$G$10:.$G$1000];[.$A62];[$Estimacion_Tiempos.W$10:.W$1000])" office:value-type="float" office:value="0">
            <text:p>0</text:p>
          </table:table-cell>
          <table:table-cell table:style-name="ce66" table:formula="of:=SUMIF([$Estimacion_Tiempos.$G$10:.$G$1000];[.$A62];[$Estimacion_Tiempos.X$10:.X$1000])" office:value-type="float" office:value="0">
            <text:p>0</text:p>
          </table:table-cell>
          <table:table-cell table:style-name="ce66" table:formula="of:=SUMIF([$Estimacion_Tiempos.$G$10:.$G$1000];[.$A62];[$Estimacion_Tiempos.Y$10:.Y$1000])" office:value-type="float" office:value="0">
            <text:p>0</text:p>
          </table:table-cell>
          <table:table-cell table:style-name="ce66" table:formula="of:=SUMIF([$Estimacion_Tiempos.$G$10:.$G$1000];[.$A62];[$Estimacion_Tiempos.Z$10:.Z$1000])" office:value-type="float" office:value="0">
            <text:p>0</text:p>
          </table:table-cell>
          <table:table-cell table:style-name="ce66" table:formula="of:=SUMIF([$Estimacion_Tiempos.$G$10:.$G$1000];[.$A62];[$Estimacion_Tiempos.AA$10:.AA$1000])" office:value-type="float" office:value="0">
            <text:p>0</text:p>
          </table:table-cell>
          <table:table-cell table:style-name="ce66" table:formula="of:=SUMIF([$Estimacion_Tiempos.$G$10:.$G$1000];[.$A62];[$Estimacion_Tiempos.AB$10:.AB$1000])" office:value-type="float" office:value="0">
            <text:p>0</text:p>
          </table:table-cell>
          <table:table-cell table:style-name="ce66" table:formula="of:=SUMIF([$Estimacion_Tiempos.$G$10:.$G$1000];[.$A62];[$Estimacion_Tiempos.AC$10:.AC$1000])" office:value-type="float" office:value="0">
            <text:p>0</text:p>
          </table:table-cell>
          <table:table-cell table:style-name="ce66" table:formula="of:=SUMIF([$Estimacion_Tiempos.$G$10:.$G$1000];[.$A62];[$Estimacion_Tiempos.AD$10:.AD$1000])" office:value-type="float" office:value="0">
            <text:p>0</text:p>
          </table:table-cell>
          <table:table-cell table:style-name="ce66" table:formula="of:=SUMIF([$Estimacion_Tiempos.$G$10:.$G$1000];[.$A62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19]" office:value-type="string" office:string-value="TODOS">
            <text:p>TODOS</text:p>
          </table:table-cell>
          <table:table-cell table:style-name="ce66" table:formula="of:=SUMIF([$Estimacion_Tiempos.$G$10:.$G$1000];[.$A63];[$Estimacion_Tiempos.H$10:.H$1000])" office:value-type="float" office:value="0">
            <text:p>0</text:p>
          </table:table-cell>
          <table:table-cell table:style-name="ce66" table:formula="of:=SUMIF([$Estimacion_Tiempos.$G$10:.$G$1000];[.$A63];[$Estimacion_Tiempos.I$10:.I$1000])" office:value-type="float" office:value="0">
            <text:p>0</text:p>
          </table:table-cell>
          <table:table-cell table:style-name="ce66" table:formula="of:=SUMIF([$Estimacion_Tiempos.$G$10:.$G$1000];[.$A63];[$Estimacion_Tiempos.J$10:.J$1000])" office:value-type="float" office:value="0">
            <text:p>0</text:p>
          </table:table-cell>
          <table:table-cell table:style-name="ce66" table:formula="of:=SUMIF([$Estimacion_Tiempos.$G$10:.$G$1000];[.$A63];[$Estimacion_Tiempos.K$10:.K$1000])" office:value-type="float" office:value="0">
            <text:p>0</text:p>
          </table:table-cell>
          <table:table-cell table:style-name="ce66" table:formula="of:=SUMIF([$Estimacion_Tiempos.$G$10:.$G$1000];[.$A63];[$Estimacion_Tiempos.L$10:.L$1000])" office:value-type="float" office:value="0">
            <text:p>0</text:p>
          </table:table-cell>
          <table:table-cell table:style-name="ce66" table:formula="of:=SUMIF([$Estimacion_Tiempos.$G$10:.$G$1000];[.$A63];[$Estimacion_Tiempos.M$10:.M$1000])" office:value-type="float" office:value="0">
            <text:p>0</text:p>
          </table:table-cell>
          <table:table-cell table:style-name="ce66" table:formula="of:=SUMIF([$Estimacion_Tiempos.$G$10:.$G$1000];[.$A63];[$Estimacion_Tiempos.N$10:.N$1000])" office:value-type="float" office:value="0">
            <text:p>0</text:p>
          </table:table-cell>
          <table:table-cell table:style-name="ce66" table:formula="of:=SUMIF([$Estimacion_Tiempos.$G$10:.$G$1000];[.$A63];[$Estimacion_Tiempos.O$10:.O$1000])" office:value-type="float" office:value="0">
            <text:p>0</text:p>
          </table:table-cell>
          <table:table-cell table:style-name="ce66" table:formula="of:=SUMIF([$Estimacion_Tiempos.$G$10:.$G$1000];[.$A63];[$Estimacion_Tiempos.P$10:.P$1000])" office:value-type="float" office:value="0">
            <text:p>0</text:p>
          </table:table-cell>
          <table:table-cell table:style-name="ce66" table:formula="of:=SUMIF([$Estimacion_Tiempos.$G$10:.$G$1000];[.$A63];[$Estimacion_Tiempos.Q$10:.Q$1000])" office:value-type="float" office:value="0">
            <text:p>0</text:p>
          </table:table-cell>
          <table:table-cell table:style-name="ce66" table:formula="of:=SUMIF([$Estimacion_Tiempos.$G$10:.$G$1000];[.$A63];[$Estimacion_Tiempos.R$10:.R$1000])" office:value-type="float" office:value="0">
            <text:p>0</text:p>
          </table:table-cell>
          <table:table-cell table:style-name="ce66" table:formula="of:=SUMIF([$Estimacion_Tiempos.$G$10:.$G$1000];[.$A63];[$Estimacion_Tiempos.S$10:.S$1000])" office:value-type="float" office:value="0">
            <text:p>0</text:p>
          </table:table-cell>
          <table:table-cell table:style-name="ce66" table:formula="of:=SUMIF([$Estimacion_Tiempos.$G$10:.$G$1000];[.$A63];[$Estimacion_Tiempos.T$10:.T$1000])" office:value-type="float" office:value="0">
            <text:p>0</text:p>
          </table:table-cell>
          <table:table-cell table:style-name="ce66" table:formula="of:=SUMIF([$Estimacion_Tiempos.$G$10:.$G$1000];[.$A63];[$Estimacion_Tiempos.U$10:.U$1000])" office:value-type="float" office:value="0">
            <text:p>0</text:p>
          </table:table-cell>
          <table:table-cell table:style-name="ce66" table:formula="of:=SUMIF([$Estimacion_Tiempos.$G$10:.$G$1000];[.$A63];[$Estimacion_Tiempos.V$10:.V$1000])" office:value-type="float" office:value="0">
            <text:p>0</text:p>
          </table:table-cell>
          <table:table-cell table:style-name="ce66" table:formula="of:=SUMIF([$Estimacion_Tiempos.$G$10:.$G$1000];[.$A63];[$Estimacion_Tiempos.W$10:.W$1000])" office:value-type="float" office:value="0">
            <text:p>0</text:p>
          </table:table-cell>
          <table:table-cell table:style-name="ce66" table:formula="of:=SUMIF([$Estimacion_Tiempos.$G$10:.$G$1000];[.$A63];[$Estimacion_Tiempos.X$10:.X$1000])" office:value-type="float" office:value="0">
            <text:p>0</text:p>
          </table:table-cell>
          <table:table-cell table:style-name="ce66" table:formula="of:=SUMIF([$Estimacion_Tiempos.$G$10:.$G$1000];[.$A63];[$Estimacion_Tiempos.Y$10:.Y$1000])" office:value-type="float" office:value="0">
            <text:p>0</text:p>
          </table:table-cell>
          <table:table-cell table:style-name="ce66" table:formula="of:=SUMIF([$Estimacion_Tiempos.$G$10:.$G$1000];[.$A63];[$Estimacion_Tiempos.Z$10:.Z$1000])" office:value-type="float" office:value="0">
            <text:p>0</text:p>
          </table:table-cell>
          <table:table-cell table:style-name="ce66" table:formula="of:=SUMIF([$Estimacion_Tiempos.$G$10:.$G$1000];[.$A63];[$Estimacion_Tiempos.AA$10:.AA$1000])" office:value-type="float" office:value="0">
            <text:p>0</text:p>
          </table:table-cell>
          <table:table-cell table:style-name="ce66" table:formula="of:=SUMIF([$Estimacion_Tiempos.$G$10:.$G$1000];[.$A63];[$Estimacion_Tiempos.AB$10:.AB$1000])" office:value-type="float" office:value="0">
            <text:p>0</text:p>
          </table:table-cell>
          <table:table-cell table:style-name="ce66" table:formula="of:=SUMIF([$Estimacion_Tiempos.$G$10:.$G$1000];[.$A63];[$Estimacion_Tiempos.AC$10:.AC$1000])" office:value-type="float" office:value="0">
            <text:p>0</text:p>
          </table:table-cell>
          <table:table-cell table:style-name="ce66" table:formula="of:=SUMIF([$Estimacion_Tiempos.$G$10:.$G$1000];[.$A63];[$Estimacion_Tiempos.AD$10:.AD$1000])" office:value-type="float" office:value="0">
            <text:p>0</text:p>
          </table:table-cell>
          <table:table-cell table:style-name="ce66" table:formula="of:=SUMIF([$Estimacion_Tiempos.$G$10:.$G$1000];[.$A63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20]" office:value-type="float" office:value="0">
            <text:p>0</text:p>
          </table:table-cell>
          <table:table-cell table:style-name="ce66" table:formula="of:=SUMIF([$Estimacion_Tiempos.$G$10:.$G$1000];[.$A64];[$Estimacion_Tiempos.H$10:.H$1000])" office:value-type="float" office:value="0">
            <text:p>0</text:p>
          </table:table-cell>
          <table:table-cell table:style-name="ce66" table:formula="of:=SUMIF([$Estimacion_Tiempos.$G$10:.$G$1000];[.$A64];[$Estimacion_Tiempos.I$10:.I$1000])" office:value-type="float" office:value="0">
            <text:p>0</text:p>
          </table:table-cell>
          <table:table-cell table:style-name="ce66" table:formula="of:=SUMIF([$Estimacion_Tiempos.$G$10:.$G$1000];[.$A64];[$Estimacion_Tiempos.J$10:.J$1000])" office:value-type="float" office:value="0">
            <text:p>0</text:p>
          </table:table-cell>
          <table:table-cell table:style-name="ce66" table:formula="of:=SUMIF([$Estimacion_Tiempos.$G$10:.$G$1000];[.$A64];[$Estimacion_Tiempos.K$10:.K$1000])" office:value-type="float" office:value="0">
            <text:p>0</text:p>
          </table:table-cell>
          <table:table-cell table:style-name="ce66" table:formula="of:=SUMIF([$Estimacion_Tiempos.$G$10:.$G$1000];[.$A64];[$Estimacion_Tiempos.L$10:.L$1000])" office:value-type="float" office:value="0">
            <text:p>0</text:p>
          </table:table-cell>
          <table:table-cell table:style-name="ce66" table:formula="of:=SUMIF([$Estimacion_Tiempos.$G$10:.$G$1000];[.$A64];[$Estimacion_Tiempos.M$10:.M$1000])" office:value-type="float" office:value="0">
            <text:p>0</text:p>
          </table:table-cell>
          <table:table-cell table:style-name="ce66" table:formula="of:=SUMIF([$Estimacion_Tiempos.$G$10:.$G$1000];[.$A64];[$Estimacion_Tiempos.N$10:.N$1000])" office:value-type="float" office:value="0">
            <text:p>0</text:p>
          </table:table-cell>
          <table:table-cell table:style-name="ce66" table:formula="of:=SUMIF([$Estimacion_Tiempos.$G$10:.$G$1000];[.$A64];[$Estimacion_Tiempos.O$10:.O$1000])" office:value-type="float" office:value="0">
            <text:p>0</text:p>
          </table:table-cell>
          <table:table-cell table:style-name="ce66" table:formula="of:=SUMIF([$Estimacion_Tiempos.$G$10:.$G$1000];[.$A64];[$Estimacion_Tiempos.P$10:.P$1000])" office:value-type="float" office:value="0">
            <text:p>0</text:p>
          </table:table-cell>
          <table:table-cell table:style-name="ce66" table:formula="of:=SUMIF([$Estimacion_Tiempos.$G$10:.$G$1000];[.$A64];[$Estimacion_Tiempos.Q$10:.Q$1000])" office:value-type="float" office:value="0">
            <text:p>0</text:p>
          </table:table-cell>
          <table:table-cell table:style-name="ce66" table:formula="of:=SUMIF([$Estimacion_Tiempos.$G$10:.$G$1000];[.$A64];[$Estimacion_Tiempos.R$10:.R$1000])" office:value-type="float" office:value="0">
            <text:p>0</text:p>
          </table:table-cell>
          <table:table-cell table:style-name="ce66" table:formula="of:=SUMIF([$Estimacion_Tiempos.$G$10:.$G$1000];[.$A64];[$Estimacion_Tiempos.S$10:.S$1000])" office:value-type="float" office:value="0">
            <text:p>0</text:p>
          </table:table-cell>
          <table:table-cell table:style-name="ce66" table:formula="of:=SUMIF([$Estimacion_Tiempos.$G$10:.$G$1000];[.$A64];[$Estimacion_Tiempos.T$10:.T$1000])" office:value-type="float" office:value="0">
            <text:p>0</text:p>
          </table:table-cell>
          <table:table-cell table:style-name="ce66" table:formula="of:=SUMIF([$Estimacion_Tiempos.$G$10:.$G$1000];[.$A64];[$Estimacion_Tiempos.U$10:.U$1000])" office:value-type="float" office:value="0">
            <text:p>0</text:p>
          </table:table-cell>
          <table:table-cell table:style-name="ce66" table:formula="of:=SUMIF([$Estimacion_Tiempos.$G$10:.$G$1000];[.$A64];[$Estimacion_Tiempos.V$10:.V$1000])" office:value-type="float" office:value="0">
            <text:p>0</text:p>
          </table:table-cell>
          <table:table-cell table:style-name="ce66" table:formula="of:=SUMIF([$Estimacion_Tiempos.$G$10:.$G$1000];[.$A64];[$Estimacion_Tiempos.W$10:.W$1000])" office:value-type="float" office:value="0">
            <text:p>0</text:p>
          </table:table-cell>
          <table:table-cell table:style-name="ce66" table:formula="of:=SUMIF([$Estimacion_Tiempos.$G$10:.$G$1000];[.$A64];[$Estimacion_Tiempos.X$10:.X$1000])" office:value-type="float" office:value="0">
            <text:p>0</text:p>
          </table:table-cell>
          <table:table-cell table:style-name="ce66" table:formula="of:=SUMIF([$Estimacion_Tiempos.$G$10:.$G$1000];[.$A64];[$Estimacion_Tiempos.Y$10:.Y$1000])" office:value-type="float" office:value="0">
            <text:p>0</text:p>
          </table:table-cell>
          <table:table-cell table:style-name="ce66" table:formula="of:=SUMIF([$Estimacion_Tiempos.$G$10:.$G$1000];[.$A64];[$Estimacion_Tiempos.Z$10:.Z$1000])" office:value-type="float" office:value="0">
            <text:p>0</text:p>
          </table:table-cell>
          <table:table-cell table:style-name="ce66" table:formula="of:=SUMIF([$Estimacion_Tiempos.$G$10:.$G$1000];[.$A64];[$Estimacion_Tiempos.AA$10:.AA$1000])" office:value-type="float" office:value="0">
            <text:p>0</text:p>
          </table:table-cell>
          <table:table-cell table:style-name="ce66" table:formula="of:=SUMIF([$Estimacion_Tiempos.$G$10:.$G$1000];[.$A64];[$Estimacion_Tiempos.AB$10:.AB$1000])" office:value-type="float" office:value="0">
            <text:p>0</text:p>
          </table:table-cell>
          <table:table-cell table:style-name="ce66" table:formula="of:=SUMIF([$Estimacion_Tiempos.$G$10:.$G$1000];[.$A64];[$Estimacion_Tiempos.AC$10:.AC$1000])" office:value-type="float" office:value="0">
            <text:p>0</text:p>
          </table:table-cell>
          <table:table-cell table:style-name="ce66" table:formula="of:=SUMIF([$Estimacion_Tiempos.$G$10:.$G$1000];[.$A64];[$Estimacion_Tiempos.AD$10:.AD$1000])" office:value-type="float" office:value="0">
            <text:p>0</text:p>
          </table:table-cell>
          <table:table-cell table:style-name="ce66" table:formula="of:=SUMIF([$Estimacion_Tiempos.$G$10:.$G$1000];[.$A64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21]" office:value-type="float" office:value="0">
            <text:p>0</text:p>
          </table:table-cell>
          <table:table-cell table:style-name="ce66" table:formula="of:=SUMIF([$Estimacion_Tiempos.$G$10:.$G$1000];[.$A65];[$Estimacion_Tiempos.H$10:.H$1000])" office:value-type="float" office:value="0">
            <text:p>0</text:p>
          </table:table-cell>
          <table:table-cell table:style-name="ce66" table:formula="of:=SUMIF([$Estimacion_Tiempos.$G$10:.$G$1000];[.$A65];[$Estimacion_Tiempos.I$10:.I$1000])" office:value-type="float" office:value="0">
            <text:p>0</text:p>
          </table:table-cell>
          <table:table-cell table:style-name="ce66" table:formula="of:=SUMIF([$Estimacion_Tiempos.$G$10:.$G$1000];[.$A65];[$Estimacion_Tiempos.J$10:.J$1000])" office:value-type="float" office:value="0">
            <text:p>0</text:p>
          </table:table-cell>
          <table:table-cell table:style-name="ce66" table:formula="of:=SUMIF([$Estimacion_Tiempos.$G$10:.$G$1000];[.$A65];[$Estimacion_Tiempos.K$10:.K$1000])" office:value-type="float" office:value="0">
            <text:p>0</text:p>
          </table:table-cell>
          <table:table-cell table:style-name="ce66" table:formula="of:=SUMIF([$Estimacion_Tiempos.$G$10:.$G$1000];[.$A65];[$Estimacion_Tiempos.L$10:.L$1000])" office:value-type="float" office:value="0">
            <text:p>0</text:p>
          </table:table-cell>
          <table:table-cell table:style-name="ce66" table:formula="of:=SUMIF([$Estimacion_Tiempos.$G$10:.$G$1000];[.$A65];[$Estimacion_Tiempos.M$10:.M$1000])" office:value-type="float" office:value="0">
            <text:p>0</text:p>
          </table:table-cell>
          <table:table-cell table:style-name="ce66" table:formula="of:=SUMIF([$Estimacion_Tiempos.$G$10:.$G$1000];[.$A65];[$Estimacion_Tiempos.N$10:.N$1000])" office:value-type="float" office:value="0">
            <text:p>0</text:p>
          </table:table-cell>
          <table:table-cell table:style-name="ce66" table:formula="of:=SUMIF([$Estimacion_Tiempos.$G$10:.$G$1000];[.$A65];[$Estimacion_Tiempos.O$10:.O$1000])" office:value-type="float" office:value="0">
            <text:p>0</text:p>
          </table:table-cell>
          <table:table-cell table:style-name="ce66" table:formula="of:=SUMIF([$Estimacion_Tiempos.$G$10:.$G$1000];[.$A65];[$Estimacion_Tiempos.P$10:.P$1000])" office:value-type="float" office:value="0">
            <text:p>0</text:p>
          </table:table-cell>
          <table:table-cell table:style-name="ce66" table:formula="of:=SUMIF([$Estimacion_Tiempos.$G$10:.$G$1000];[.$A65];[$Estimacion_Tiempos.Q$10:.Q$1000])" office:value-type="float" office:value="0">
            <text:p>0</text:p>
          </table:table-cell>
          <table:table-cell table:style-name="ce66" table:formula="of:=SUMIF([$Estimacion_Tiempos.$G$10:.$G$1000];[.$A65];[$Estimacion_Tiempos.R$10:.R$1000])" office:value-type="float" office:value="0">
            <text:p>0</text:p>
          </table:table-cell>
          <table:table-cell table:style-name="ce66" table:formula="of:=SUMIF([$Estimacion_Tiempos.$G$10:.$G$1000];[.$A65];[$Estimacion_Tiempos.S$10:.S$1000])" office:value-type="float" office:value="0">
            <text:p>0</text:p>
          </table:table-cell>
          <table:table-cell table:style-name="ce66" table:formula="of:=SUMIF([$Estimacion_Tiempos.$G$10:.$G$1000];[.$A65];[$Estimacion_Tiempos.T$10:.T$1000])" office:value-type="float" office:value="0">
            <text:p>0</text:p>
          </table:table-cell>
          <table:table-cell table:style-name="ce66" table:formula="of:=SUMIF([$Estimacion_Tiempos.$G$10:.$G$1000];[.$A65];[$Estimacion_Tiempos.U$10:.U$1000])" office:value-type="float" office:value="0">
            <text:p>0</text:p>
          </table:table-cell>
          <table:table-cell table:style-name="ce66" table:formula="of:=SUMIF([$Estimacion_Tiempos.$G$10:.$G$1000];[.$A65];[$Estimacion_Tiempos.V$10:.V$1000])" office:value-type="float" office:value="0">
            <text:p>0</text:p>
          </table:table-cell>
          <table:table-cell table:style-name="ce66" table:formula="of:=SUMIF([$Estimacion_Tiempos.$G$10:.$G$1000];[.$A65];[$Estimacion_Tiempos.W$10:.W$1000])" office:value-type="float" office:value="0">
            <text:p>0</text:p>
          </table:table-cell>
          <table:table-cell table:style-name="ce66" table:formula="of:=SUMIF([$Estimacion_Tiempos.$G$10:.$G$1000];[.$A65];[$Estimacion_Tiempos.X$10:.X$1000])" office:value-type="float" office:value="0">
            <text:p>0</text:p>
          </table:table-cell>
          <table:table-cell table:style-name="ce66" table:formula="of:=SUMIF([$Estimacion_Tiempos.$G$10:.$G$1000];[.$A65];[$Estimacion_Tiempos.Y$10:.Y$1000])" office:value-type="float" office:value="0">
            <text:p>0</text:p>
          </table:table-cell>
          <table:table-cell table:style-name="ce66" table:formula="of:=SUMIF([$Estimacion_Tiempos.$G$10:.$G$1000];[.$A65];[$Estimacion_Tiempos.Z$10:.Z$1000])" office:value-type="float" office:value="0">
            <text:p>0</text:p>
          </table:table-cell>
          <table:table-cell table:style-name="ce66" table:formula="of:=SUMIF([$Estimacion_Tiempos.$G$10:.$G$1000];[.$A65];[$Estimacion_Tiempos.AA$10:.AA$1000])" office:value-type="float" office:value="0">
            <text:p>0</text:p>
          </table:table-cell>
          <table:table-cell table:style-name="ce66" table:formula="of:=SUMIF([$Estimacion_Tiempos.$G$10:.$G$1000];[.$A65];[$Estimacion_Tiempos.AB$10:.AB$1000])" office:value-type="float" office:value="0">
            <text:p>0</text:p>
          </table:table-cell>
          <table:table-cell table:style-name="ce66" table:formula="of:=SUMIF([$Estimacion_Tiempos.$G$10:.$G$1000];[.$A65];[$Estimacion_Tiempos.AC$10:.AC$1000])" office:value-type="float" office:value="0">
            <text:p>0</text:p>
          </table:table-cell>
          <table:table-cell table:style-name="ce66" table:formula="of:=SUMIF([$Estimacion_Tiempos.$G$10:.$G$1000];[.$A65];[$Estimacion_Tiempos.AD$10:.AD$1000])" office:value-type="float" office:value="0">
            <text:p>0</text:p>
          </table:table-cell>
          <table:table-cell table:style-name="ce66" table:formula="of:=SUMIF([$Estimacion_Tiempos.$G$10:.$G$1000];[.$A65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22]" office:value-type="float" office:value="0">
            <text:p>0</text:p>
          </table:table-cell>
          <table:table-cell table:style-name="ce66" table:formula="of:=SUMIF([$Estimacion_Tiempos.$G$10:.$G$1000];[.$A66];[$Estimacion_Tiempos.H$10:.H$1000])" office:value-type="float" office:value="0">
            <text:p>0</text:p>
          </table:table-cell>
          <table:table-cell table:style-name="ce66" table:formula="of:=SUMIF([$Estimacion_Tiempos.$G$10:.$G$1000];[.$A66];[$Estimacion_Tiempos.I$10:.I$1000])" office:value-type="float" office:value="0">
            <text:p>0</text:p>
          </table:table-cell>
          <table:table-cell table:style-name="ce66" table:formula="of:=SUMIF([$Estimacion_Tiempos.$G$10:.$G$1000];[.$A66];[$Estimacion_Tiempos.J$10:.J$1000])" office:value-type="float" office:value="0">
            <text:p>0</text:p>
          </table:table-cell>
          <table:table-cell table:style-name="ce66" table:formula="of:=SUMIF([$Estimacion_Tiempos.$G$10:.$G$1000];[.$A66];[$Estimacion_Tiempos.K$10:.K$1000])" office:value-type="float" office:value="0">
            <text:p>0</text:p>
          </table:table-cell>
          <table:table-cell table:style-name="ce66" table:formula="of:=SUMIF([$Estimacion_Tiempos.$G$10:.$G$1000];[.$A66];[$Estimacion_Tiempos.L$10:.L$1000])" office:value-type="float" office:value="0">
            <text:p>0</text:p>
          </table:table-cell>
          <table:table-cell table:style-name="ce66" table:formula="of:=SUMIF([$Estimacion_Tiempos.$G$10:.$G$1000];[.$A66];[$Estimacion_Tiempos.M$10:.M$1000])" office:value-type="float" office:value="0">
            <text:p>0</text:p>
          </table:table-cell>
          <table:table-cell table:style-name="ce66" table:formula="of:=SUMIF([$Estimacion_Tiempos.$G$10:.$G$1000];[.$A66];[$Estimacion_Tiempos.N$10:.N$1000])" office:value-type="float" office:value="0">
            <text:p>0</text:p>
          </table:table-cell>
          <table:table-cell table:style-name="ce66" table:formula="of:=SUMIF([$Estimacion_Tiempos.$G$10:.$G$1000];[.$A66];[$Estimacion_Tiempos.O$10:.O$1000])" office:value-type="float" office:value="0">
            <text:p>0</text:p>
          </table:table-cell>
          <table:table-cell table:style-name="ce66" table:formula="of:=SUMIF([$Estimacion_Tiempos.$G$10:.$G$1000];[.$A66];[$Estimacion_Tiempos.P$10:.P$1000])" office:value-type="float" office:value="0">
            <text:p>0</text:p>
          </table:table-cell>
          <table:table-cell table:style-name="ce66" table:formula="of:=SUMIF([$Estimacion_Tiempos.$G$10:.$G$1000];[.$A66];[$Estimacion_Tiempos.Q$10:.Q$1000])" office:value-type="float" office:value="0">
            <text:p>0</text:p>
          </table:table-cell>
          <table:table-cell table:style-name="ce66" table:formula="of:=SUMIF([$Estimacion_Tiempos.$G$10:.$G$1000];[.$A66];[$Estimacion_Tiempos.R$10:.R$1000])" office:value-type="float" office:value="0">
            <text:p>0</text:p>
          </table:table-cell>
          <table:table-cell table:style-name="ce66" table:formula="of:=SUMIF([$Estimacion_Tiempos.$G$10:.$G$1000];[.$A66];[$Estimacion_Tiempos.S$10:.S$1000])" office:value-type="float" office:value="0">
            <text:p>0</text:p>
          </table:table-cell>
          <table:table-cell table:style-name="ce66" table:formula="of:=SUMIF([$Estimacion_Tiempos.$G$10:.$G$1000];[.$A66];[$Estimacion_Tiempos.T$10:.T$1000])" office:value-type="float" office:value="0">
            <text:p>0</text:p>
          </table:table-cell>
          <table:table-cell table:style-name="ce66" table:formula="of:=SUMIF([$Estimacion_Tiempos.$G$10:.$G$1000];[.$A66];[$Estimacion_Tiempos.U$10:.U$1000])" office:value-type="float" office:value="0">
            <text:p>0</text:p>
          </table:table-cell>
          <table:table-cell table:style-name="ce66" table:formula="of:=SUMIF([$Estimacion_Tiempos.$G$10:.$G$1000];[.$A66];[$Estimacion_Tiempos.V$10:.V$1000])" office:value-type="float" office:value="0">
            <text:p>0</text:p>
          </table:table-cell>
          <table:table-cell table:style-name="ce66" table:formula="of:=SUMIF([$Estimacion_Tiempos.$G$10:.$G$1000];[.$A66];[$Estimacion_Tiempos.W$10:.W$1000])" office:value-type="float" office:value="0">
            <text:p>0</text:p>
          </table:table-cell>
          <table:table-cell table:style-name="ce66" table:formula="of:=SUMIF([$Estimacion_Tiempos.$G$10:.$G$1000];[.$A66];[$Estimacion_Tiempos.X$10:.X$1000])" office:value-type="float" office:value="0">
            <text:p>0</text:p>
          </table:table-cell>
          <table:table-cell table:style-name="ce66" table:formula="of:=SUMIF([$Estimacion_Tiempos.$G$10:.$G$1000];[.$A66];[$Estimacion_Tiempos.Y$10:.Y$1000])" office:value-type="float" office:value="0">
            <text:p>0</text:p>
          </table:table-cell>
          <table:table-cell table:style-name="ce66" table:formula="of:=SUMIF([$Estimacion_Tiempos.$G$10:.$G$1000];[.$A66];[$Estimacion_Tiempos.Z$10:.Z$1000])" office:value-type="float" office:value="0">
            <text:p>0</text:p>
          </table:table-cell>
          <table:table-cell table:style-name="ce66" table:formula="of:=SUMIF([$Estimacion_Tiempos.$G$10:.$G$1000];[.$A66];[$Estimacion_Tiempos.AA$10:.AA$1000])" office:value-type="float" office:value="0">
            <text:p>0</text:p>
          </table:table-cell>
          <table:table-cell table:style-name="ce66" table:formula="of:=SUMIF([$Estimacion_Tiempos.$G$10:.$G$1000];[.$A66];[$Estimacion_Tiempos.AB$10:.AB$1000])" office:value-type="float" office:value="0">
            <text:p>0</text:p>
          </table:table-cell>
          <table:table-cell table:style-name="ce66" table:formula="of:=SUMIF([$Estimacion_Tiempos.$G$10:.$G$1000];[.$A66];[$Estimacion_Tiempos.AC$10:.AC$1000])" office:value-type="float" office:value="0">
            <text:p>0</text:p>
          </table:table-cell>
          <table:table-cell table:style-name="ce66" table:formula="of:=SUMIF([$Estimacion_Tiempos.$G$10:.$G$1000];[.$A66];[$Estimacion_Tiempos.AD$10:.AD$1000])" office:value-type="float" office:value="0">
            <text:p>0</text:p>
          </table:table-cell>
          <table:table-cell table:style-name="ce66" table:formula="of:=SUMIF([$Estimacion_Tiempos.$G$10:.$G$1000];[.$A66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23]" office:value-type="float" office:value="0">
            <text:p>0</text:p>
          </table:table-cell>
          <table:table-cell table:style-name="ce66" table:formula="of:=SUMIF([$Estimacion_Tiempos.$G$10:.$G$1000];[.$A67];[$Estimacion_Tiempos.H$10:.H$1000])" office:value-type="float" office:value="0">
            <text:p>0</text:p>
          </table:table-cell>
          <table:table-cell table:style-name="ce66" table:formula="of:=SUMIF([$Estimacion_Tiempos.$G$10:.$G$1000];[.$A67];[$Estimacion_Tiempos.I$10:.I$1000])" office:value-type="float" office:value="0">
            <text:p>0</text:p>
          </table:table-cell>
          <table:table-cell table:style-name="ce66" table:formula="of:=SUMIF([$Estimacion_Tiempos.$G$10:.$G$1000];[.$A67];[$Estimacion_Tiempos.J$10:.J$1000])" office:value-type="float" office:value="0">
            <text:p>0</text:p>
          </table:table-cell>
          <table:table-cell table:style-name="ce66" table:formula="of:=SUMIF([$Estimacion_Tiempos.$G$10:.$G$1000];[.$A67];[$Estimacion_Tiempos.K$10:.K$1000])" office:value-type="float" office:value="0">
            <text:p>0</text:p>
          </table:table-cell>
          <table:table-cell table:style-name="ce66" table:formula="of:=SUMIF([$Estimacion_Tiempos.$G$10:.$G$1000];[.$A67];[$Estimacion_Tiempos.L$10:.L$1000])" office:value-type="float" office:value="0">
            <text:p>0</text:p>
          </table:table-cell>
          <table:table-cell table:style-name="ce66" table:formula="of:=SUMIF([$Estimacion_Tiempos.$G$10:.$G$1000];[.$A67];[$Estimacion_Tiempos.M$10:.M$1000])" office:value-type="float" office:value="0">
            <text:p>0</text:p>
          </table:table-cell>
          <table:table-cell table:style-name="ce66" table:formula="of:=SUMIF([$Estimacion_Tiempos.$G$10:.$G$1000];[.$A67];[$Estimacion_Tiempos.N$10:.N$1000])" office:value-type="float" office:value="0">
            <text:p>0</text:p>
          </table:table-cell>
          <table:table-cell table:style-name="ce66" table:formula="of:=SUMIF([$Estimacion_Tiempos.$G$10:.$G$1000];[.$A67];[$Estimacion_Tiempos.O$10:.O$1000])" office:value-type="float" office:value="0">
            <text:p>0</text:p>
          </table:table-cell>
          <table:table-cell table:style-name="ce66" table:formula="of:=SUMIF([$Estimacion_Tiempos.$G$10:.$G$1000];[.$A67];[$Estimacion_Tiempos.P$10:.P$1000])" office:value-type="float" office:value="0">
            <text:p>0</text:p>
          </table:table-cell>
          <table:table-cell table:style-name="ce66" table:formula="of:=SUMIF([$Estimacion_Tiempos.$G$10:.$G$1000];[.$A67];[$Estimacion_Tiempos.Q$10:.Q$1000])" office:value-type="float" office:value="0">
            <text:p>0</text:p>
          </table:table-cell>
          <table:table-cell table:style-name="ce66" table:formula="of:=SUMIF([$Estimacion_Tiempos.$G$10:.$G$1000];[.$A67];[$Estimacion_Tiempos.R$10:.R$1000])" office:value-type="float" office:value="0">
            <text:p>0</text:p>
          </table:table-cell>
          <table:table-cell table:style-name="ce66" table:formula="of:=SUMIF([$Estimacion_Tiempos.$G$10:.$G$1000];[.$A67];[$Estimacion_Tiempos.S$10:.S$1000])" office:value-type="float" office:value="0">
            <text:p>0</text:p>
          </table:table-cell>
          <table:table-cell table:style-name="ce66" table:formula="of:=SUMIF([$Estimacion_Tiempos.$G$10:.$G$1000];[.$A67];[$Estimacion_Tiempos.T$10:.T$1000])" office:value-type="float" office:value="0">
            <text:p>0</text:p>
          </table:table-cell>
          <table:table-cell table:style-name="ce66" table:formula="of:=SUMIF([$Estimacion_Tiempos.$G$10:.$G$1000];[.$A67];[$Estimacion_Tiempos.U$10:.U$1000])" office:value-type="float" office:value="0">
            <text:p>0</text:p>
          </table:table-cell>
          <table:table-cell table:style-name="ce66" table:formula="of:=SUMIF([$Estimacion_Tiempos.$G$10:.$G$1000];[.$A67];[$Estimacion_Tiempos.V$10:.V$1000])" office:value-type="float" office:value="0">
            <text:p>0</text:p>
          </table:table-cell>
          <table:table-cell table:style-name="ce66" table:formula="of:=SUMIF([$Estimacion_Tiempos.$G$10:.$G$1000];[.$A67];[$Estimacion_Tiempos.W$10:.W$1000])" office:value-type="float" office:value="0">
            <text:p>0</text:p>
          </table:table-cell>
          <table:table-cell table:style-name="ce66" table:formula="of:=SUMIF([$Estimacion_Tiempos.$G$10:.$G$1000];[.$A67];[$Estimacion_Tiempos.X$10:.X$1000])" office:value-type="float" office:value="0">
            <text:p>0</text:p>
          </table:table-cell>
          <table:table-cell table:style-name="ce66" table:formula="of:=SUMIF([$Estimacion_Tiempos.$G$10:.$G$1000];[.$A67];[$Estimacion_Tiempos.Y$10:.Y$1000])" office:value-type="float" office:value="0">
            <text:p>0</text:p>
          </table:table-cell>
          <table:table-cell table:style-name="ce66" table:formula="of:=SUMIF([$Estimacion_Tiempos.$G$10:.$G$1000];[.$A67];[$Estimacion_Tiempos.Z$10:.Z$1000])" office:value-type="float" office:value="0">
            <text:p>0</text:p>
          </table:table-cell>
          <table:table-cell table:style-name="ce66" table:formula="of:=SUMIF([$Estimacion_Tiempos.$G$10:.$G$1000];[.$A67];[$Estimacion_Tiempos.AA$10:.AA$1000])" office:value-type="float" office:value="0">
            <text:p>0</text:p>
          </table:table-cell>
          <table:table-cell table:style-name="ce66" table:formula="of:=SUMIF([$Estimacion_Tiempos.$G$10:.$G$1000];[.$A67];[$Estimacion_Tiempos.AB$10:.AB$1000])" office:value-type="float" office:value="0">
            <text:p>0</text:p>
          </table:table-cell>
          <table:table-cell table:style-name="ce66" table:formula="of:=SUMIF([$Estimacion_Tiempos.$G$10:.$G$1000];[.$A67];[$Estimacion_Tiempos.AC$10:.AC$1000])" office:value-type="float" office:value="0">
            <text:p>0</text:p>
          </table:table-cell>
          <table:table-cell table:style-name="ce66" table:formula="of:=SUMIF([$Estimacion_Tiempos.$G$10:.$G$1000];[.$A67];[$Estimacion_Tiempos.AD$10:.AD$1000])" office:value-type="float" office:value="0">
            <text:p>0</text:p>
          </table:table-cell>
          <table:table-cell table:style-name="ce66" table:formula="of:=SUMIF([$Estimacion_Tiempos.$G$10:.$G$1000];[.$A67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24]" office:value-type="float" office:value="0">
            <text:p>0</text:p>
          </table:table-cell>
          <table:table-cell table:style-name="ce66" table:formula="of:=SUMIF([$Estimacion_Tiempos.$G$10:.$G$1000];[.$A68];[$Estimacion_Tiempos.H$10:.H$1000])" office:value-type="float" office:value="0">
            <text:p>0</text:p>
          </table:table-cell>
          <table:table-cell table:style-name="ce66" table:formula="of:=SUMIF([$Estimacion_Tiempos.$G$10:.$G$1000];[.$A68];[$Estimacion_Tiempos.I$10:.I$1000])" office:value-type="float" office:value="0">
            <text:p>0</text:p>
          </table:table-cell>
          <table:table-cell table:style-name="ce66" table:formula="of:=SUMIF([$Estimacion_Tiempos.$G$10:.$G$1000];[.$A68];[$Estimacion_Tiempos.J$10:.J$1000])" office:value-type="float" office:value="0">
            <text:p>0</text:p>
          </table:table-cell>
          <table:table-cell table:style-name="ce66" table:formula="of:=SUMIF([$Estimacion_Tiempos.$G$10:.$G$1000];[.$A68];[$Estimacion_Tiempos.K$10:.K$1000])" office:value-type="float" office:value="0">
            <text:p>0</text:p>
          </table:table-cell>
          <table:table-cell table:style-name="ce66" table:formula="of:=SUMIF([$Estimacion_Tiempos.$G$10:.$G$1000];[.$A68];[$Estimacion_Tiempos.L$10:.L$1000])" office:value-type="float" office:value="0">
            <text:p>0</text:p>
          </table:table-cell>
          <table:table-cell table:style-name="ce66" table:formula="of:=SUMIF([$Estimacion_Tiempos.$G$10:.$G$1000];[.$A68];[$Estimacion_Tiempos.M$10:.M$1000])" office:value-type="float" office:value="0">
            <text:p>0</text:p>
          </table:table-cell>
          <table:table-cell table:style-name="ce66" table:formula="of:=SUMIF([$Estimacion_Tiempos.$G$10:.$G$1000];[.$A68];[$Estimacion_Tiempos.N$10:.N$1000])" office:value-type="float" office:value="0">
            <text:p>0</text:p>
          </table:table-cell>
          <table:table-cell table:style-name="ce66" table:formula="of:=SUMIF([$Estimacion_Tiempos.$G$10:.$G$1000];[.$A68];[$Estimacion_Tiempos.O$10:.O$1000])" office:value-type="float" office:value="0">
            <text:p>0</text:p>
          </table:table-cell>
          <table:table-cell table:style-name="ce66" table:formula="of:=SUMIF([$Estimacion_Tiempos.$G$10:.$G$1000];[.$A68];[$Estimacion_Tiempos.P$10:.P$1000])" office:value-type="float" office:value="0">
            <text:p>0</text:p>
          </table:table-cell>
          <table:table-cell table:style-name="ce66" table:formula="of:=SUMIF([$Estimacion_Tiempos.$G$10:.$G$1000];[.$A68];[$Estimacion_Tiempos.Q$10:.Q$1000])" office:value-type="float" office:value="0">
            <text:p>0</text:p>
          </table:table-cell>
          <table:table-cell table:style-name="ce66" table:formula="of:=SUMIF([$Estimacion_Tiempos.$G$10:.$G$1000];[.$A68];[$Estimacion_Tiempos.R$10:.R$1000])" office:value-type="float" office:value="0">
            <text:p>0</text:p>
          </table:table-cell>
          <table:table-cell table:style-name="ce66" table:formula="of:=SUMIF([$Estimacion_Tiempos.$G$10:.$G$1000];[.$A68];[$Estimacion_Tiempos.S$10:.S$1000])" office:value-type="float" office:value="0">
            <text:p>0</text:p>
          </table:table-cell>
          <table:table-cell table:style-name="ce66" table:formula="of:=SUMIF([$Estimacion_Tiempos.$G$10:.$G$1000];[.$A68];[$Estimacion_Tiempos.T$10:.T$1000])" office:value-type="float" office:value="0">
            <text:p>0</text:p>
          </table:table-cell>
          <table:table-cell table:style-name="ce66" table:formula="of:=SUMIF([$Estimacion_Tiempos.$G$10:.$G$1000];[.$A68];[$Estimacion_Tiempos.U$10:.U$1000])" office:value-type="float" office:value="0">
            <text:p>0</text:p>
          </table:table-cell>
          <table:table-cell table:style-name="ce66" table:formula="of:=SUMIF([$Estimacion_Tiempos.$G$10:.$G$1000];[.$A68];[$Estimacion_Tiempos.V$10:.V$1000])" office:value-type="float" office:value="0">
            <text:p>0</text:p>
          </table:table-cell>
          <table:table-cell table:style-name="ce66" table:formula="of:=SUMIF([$Estimacion_Tiempos.$G$10:.$G$1000];[.$A68];[$Estimacion_Tiempos.W$10:.W$1000])" office:value-type="float" office:value="0">
            <text:p>0</text:p>
          </table:table-cell>
          <table:table-cell table:style-name="ce66" table:formula="of:=SUMIF([$Estimacion_Tiempos.$G$10:.$G$1000];[.$A68];[$Estimacion_Tiempos.X$10:.X$1000])" office:value-type="float" office:value="0">
            <text:p>0</text:p>
          </table:table-cell>
          <table:table-cell table:style-name="ce66" table:formula="of:=SUMIF([$Estimacion_Tiempos.$G$10:.$G$1000];[.$A68];[$Estimacion_Tiempos.Y$10:.Y$1000])" office:value-type="float" office:value="0">
            <text:p>0</text:p>
          </table:table-cell>
          <table:table-cell table:style-name="ce66" table:formula="of:=SUMIF([$Estimacion_Tiempos.$G$10:.$G$1000];[.$A68];[$Estimacion_Tiempos.Z$10:.Z$1000])" office:value-type="float" office:value="0">
            <text:p>0</text:p>
          </table:table-cell>
          <table:table-cell table:style-name="ce66" table:formula="of:=SUMIF([$Estimacion_Tiempos.$G$10:.$G$1000];[.$A68];[$Estimacion_Tiempos.AA$10:.AA$1000])" office:value-type="float" office:value="0">
            <text:p>0</text:p>
          </table:table-cell>
          <table:table-cell table:style-name="ce66" table:formula="of:=SUMIF([$Estimacion_Tiempos.$G$10:.$G$1000];[.$A68];[$Estimacion_Tiempos.AB$10:.AB$1000])" office:value-type="float" office:value="0">
            <text:p>0</text:p>
          </table:table-cell>
          <table:table-cell table:style-name="ce66" table:formula="of:=SUMIF([$Estimacion_Tiempos.$G$10:.$G$1000];[.$A68];[$Estimacion_Tiempos.AC$10:.AC$1000])" office:value-type="float" office:value="0">
            <text:p>0</text:p>
          </table:table-cell>
          <table:table-cell table:style-name="ce66" table:formula="of:=SUMIF([$Estimacion_Tiempos.$G$10:.$G$1000];[.$A68];[$Estimacion_Tiempos.AD$10:.AD$1000])" office:value-type="float" office:value="0">
            <text:p>0</text:p>
          </table:table-cell>
          <table:table-cell table:style-name="ce66" table:formula="of:=SUMIF([$Estimacion_Tiempos.$G$10:.$G$1000];[.$A6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2" table:formula="of:=[$Config.C25]" office:value-type="float" office:value="0">
            <text:p>0</text:p>
          </table:table-cell>
          <table:table-cell table:style-name="ce66" table:formula="of:=SUMIF([$Estimacion_Tiempos.$G$10:.$G$1000];[.$A69];[$Estimacion_Tiempos.H$10:.H$1000])" office:value-type="float" office:value="0">
            <text:p>0</text:p>
          </table:table-cell>
          <table:table-cell table:style-name="ce66" table:formula="of:=SUMIF([$Estimacion_Tiempos.$G$10:.$G$1000];[.$A69];[$Estimacion_Tiempos.I$10:.I$1000])" office:value-type="float" office:value="0">
            <text:p>0</text:p>
          </table:table-cell>
          <table:table-cell table:style-name="ce66" table:formula="of:=SUMIF([$Estimacion_Tiempos.$G$10:.$G$1000];[.$A69];[$Estimacion_Tiempos.J$10:.J$1000])" office:value-type="float" office:value="0">
            <text:p>0</text:p>
          </table:table-cell>
          <table:table-cell table:style-name="ce66" table:formula="of:=SUMIF([$Estimacion_Tiempos.$G$10:.$G$1000];[.$A69];[$Estimacion_Tiempos.K$10:.K$1000])" office:value-type="float" office:value="0">
            <text:p>0</text:p>
          </table:table-cell>
          <table:table-cell table:style-name="ce66" table:formula="of:=SUMIF([$Estimacion_Tiempos.$G$10:.$G$1000];[.$A69];[$Estimacion_Tiempos.L$10:.L$1000])" office:value-type="float" office:value="0">
            <text:p>0</text:p>
          </table:table-cell>
          <table:table-cell table:style-name="ce66" table:formula="of:=SUMIF([$Estimacion_Tiempos.$G$10:.$G$1000];[.$A69];[$Estimacion_Tiempos.M$10:.M$1000])" office:value-type="float" office:value="0">
            <text:p>0</text:p>
          </table:table-cell>
          <table:table-cell table:style-name="ce66" table:formula="of:=SUMIF([$Estimacion_Tiempos.$G$10:.$G$1000];[.$A69];[$Estimacion_Tiempos.N$10:.N$1000])" office:value-type="float" office:value="0">
            <text:p>0</text:p>
          </table:table-cell>
          <table:table-cell table:style-name="ce66" table:formula="of:=SUMIF([$Estimacion_Tiempos.$G$10:.$G$1000];[.$A69];[$Estimacion_Tiempos.O$10:.O$1000])" office:value-type="float" office:value="0">
            <text:p>0</text:p>
          </table:table-cell>
          <table:table-cell table:style-name="ce66" table:formula="of:=SUMIF([$Estimacion_Tiempos.$G$10:.$G$1000];[.$A69];[$Estimacion_Tiempos.P$10:.P$1000])" office:value-type="float" office:value="0">
            <text:p>0</text:p>
          </table:table-cell>
          <table:table-cell table:style-name="ce66" table:formula="of:=SUMIF([$Estimacion_Tiempos.$G$10:.$G$1000];[.$A69];[$Estimacion_Tiempos.Q$10:.Q$1000])" office:value-type="float" office:value="0">
            <text:p>0</text:p>
          </table:table-cell>
          <table:table-cell table:style-name="ce66" table:formula="of:=SUMIF([$Estimacion_Tiempos.$G$10:.$G$1000];[.$A69];[$Estimacion_Tiempos.R$10:.R$1000])" office:value-type="float" office:value="0">
            <text:p>0</text:p>
          </table:table-cell>
          <table:table-cell table:style-name="ce66" table:formula="of:=SUMIF([$Estimacion_Tiempos.$G$10:.$G$1000];[.$A69];[$Estimacion_Tiempos.S$10:.S$1000])" office:value-type="float" office:value="0">
            <text:p>0</text:p>
          </table:table-cell>
          <table:table-cell table:style-name="ce66" table:formula="of:=SUMIF([$Estimacion_Tiempos.$G$10:.$G$1000];[.$A69];[$Estimacion_Tiempos.T$10:.T$1000])" office:value-type="float" office:value="0">
            <text:p>0</text:p>
          </table:table-cell>
          <table:table-cell table:style-name="ce66" table:formula="of:=SUMIF([$Estimacion_Tiempos.$G$10:.$G$1000];[.$A69];[$Estimacion_Tiempos.U$10:.U$1000])" office:value-type="float" office:value="0">
            <text:p>0</text:p>
          </table:table-cell>
          <table:table-cell table:style-name="ce66" table:formula="of:=SUMIF([$Estimacion_Tiempos.$G$10:.$G$1000];[.$A69];[$Estimacion_Tiempos.V$10:.V$1000])" office:value-type="float" office:value="0">
            <text:p>0</text:p>
          </table:table-cell>
          <table:table-cell table:style-name="ce66" table:formula="of:=SUMIF([$Estimacion_Tiempos.$G$10:.$G$1000];[.$A69];[$Estimacion_Tiempos.W$10:.W$1000])" office:value-type="float" office:value="0">
            <text:p>0</text:p>
          </table:table-cell>
          <table:table-cell table:style-name="ce66" table:formula="of:=SUMIF([$Estimacion_Tiempos.$G$10:.$G$1000];[.$A69];[$Estimacion_Tiempos.X$10:.X$1000])" office:value-type="float" office:value="0">
            <text:p>0</text:p>
          </table:table-cell>
          <table:table-cell table:style-name="ce66" table:formula="of:=SUMIF([$Estimacion_Tiempos.$G$10:.$G$1000];[.$A69];[$Estimacion_Tiempos.Y$10:.Y$1000])" office:value-type="float" office:value="0">
            <text:p>0</text:p>
          </table:table-cell>
          <table:table-cell table:style-name="ce66" table:formula="of:=SUMIF([$Estimacion_Tiempos.$G$10:.$G$1000];[.$A69];[$Estimacion_Tiempos.Z$10:.Z$1000])" office:value-type="float" office:value="0">
            <text:p>0</text:p>
          </table:table-cell>
          <table:table-cell table:style-name="ce66" table:formula="of:=SUMIF([$Estimacion_Tiempos.$G$10:.$G$1000];[.$A69];[$Estimacion_Tiempos.AA$10:.AA$1000])" office:value-type="float" office:value="0">
            <text:p>0</text:p>
          </table:table-cell>
          <table:table-cell table:style-name="ce66" table:formula="of:=SUMIF([$Estimacion_Tiempos.$G$10:.$G$1000];[.$A69];[$Estimacion_Tiempos.AB$10:.AB$1000])" office:value-type="float" office:value="0">
            <text:p>0</text:p>
          </table:table-cell>
          <table:table-cell table:style-name="ce66" table:formula="of:=SUMIF([$Estimacion_Tiempos.$G$10:.$G$1000];[.$A69];[$Estimacion_Tiempos.AC$10:.AC$1000])" office:value-type="float" office:value="0">
            <text:p>0</text:p>
          </table:table-cell>
          <table:table-cell table:style-name="ce66" table:formula="of:=SUMIF([$Estimacion_Tiempos.$G$10:.$G$1000];[.$A69];[$Estimacion_Tiempos.AD$10:.AD$1000])" office:value-type="float" office:value="0">
            <text:p>0</text:p>
          </table:table-cell>
          <table:table-cell table:style-name="ce66" table:formula="of:=SUMIF([$Estimacion_Tiempos.$G$10:.$G$1000];[.$A6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2"/>
          <table:table-cell table:style-name="ce51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6" table:formula="of:=[$Config.A9]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office:value-type="float" office:value="14">
            <text:p>14</text:p>
          </table:table-cell>
          <table:table-cell/>
          <table:table-cell table:style-name="ce77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77" office:value-type="string">
            <text:p>M</text:p>
          </table:table-cell>
          <table:table-cell table:style-name="ce77" office:value-type="string">
            <text:p>J</text:p>
          </table:table-cell>
          <table:table-cell table:style-name="ce77" office:value-type="string">
            <text:p>V</text:p>
          </table:table-cell>
          <table:table-cell table:style-name="ce77" office:value-type="string">
            <text:p>S</text:p>
          </table:table-cell>
          <table:table-cell table:style-name="ce77" office:value-type="string">
            <text:p>D</text:p>
          </table:table-cell>
          <table:table-cell table:style-name="ce77" table:formula="of:=IF([.M5]=&quot;&quot;;&quot; &quot;;CHOOSE(WEEKDAY([.M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77" office:value-type="string">
            <text:p>M</text:p>
          </table:table-cell>
          <table:table-cell table:style-name="ce77" office:value-type="string">
            <text:p>J</text:p>
          </table:table-cell>
          <table:table-cell table:style-name="ce77" office:value-type="string">
            <text:p>V</text:p>
          </table:table-cell>
          <table:table-cell table:style-name="ce77" office:value-type="string">
            <text:p>S</text:p>
          </table:table-cell>
          <table:table-cell table:style-name="ce77" office:value-type="string">
            <text:p>D</text:p>
          </table:table-cell>
          <table:table-cell table:style-name="ce79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79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8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7" table:formula="of:=[$Config.B9]" office:value-type="float" office:value="40665">
            <text:p>2-may</text:p>
          </table:table-cell>
          <table:table-cell table:style-name="ce47" office:value-type="string">
            <text:p>12 – abr</text:p>
          </table:table-cell>
          <table:table-cell table:style-name="ce47" office:value-type="string">
            <text:p>13 – abr</text:p>
          </table:table-cell>
          <table:table-cell table:style-name="ce47" office:value-type="string">
            <text:p>14-abr</text:p>
          </table:table-cell>
          <table:table-cell table:style-name="ce47" office:value-type="string">
            <text:p>15 -abr</text:p>
          </table:table-cell>
          <table:table-cell table:style-name="ce47" office:value-type="string">
            <text:p>16-abr</text:p>
          </table:table-cell>
          <table:table-cell table:style-name="ce47" office:value-type="string">
            <text:p>17-abr</text:p>
          </table:table-cell>
          <table:table-cell table:style-name="ce47" office:value-type="string">
            <text:p>18-abr</text:p>
          </table:table-cell>
          <table:table-cell table:style-name="ce47" office:value-type="string">
            <text:p>19-abr</text:p>
          </table:table-cell>
          <table:table-cell table:style-name="ce47" office:value-type="string">
            <text:p>20-abr</text:p>
          </table:table-cell>
          <table:table-cell table:style-name="ce47" office:value-type="string">
            <text:p>21-abr</text:p>
          </table:table-cell>
          <table:table-cell table:style-name="ce47" office:value-type="string">
            <text:p>22-abr</text:p>
          </table:table-cell>
          <table:table-cell table:style-name="ce47" office:value-type="string">
            <text:p>23-abr</text:p>
          </table:table-cell>
          <table:table-cell table:style-name="ce47" office:value-type="string">
            <text:p>24-abr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5" table:formula="of:=NA()" office:value-type="float" office:value="0">
            <text:p>#N/D</text:p>
          </table:table-cell>
          <table:table-cell table:style-name="ce57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8" table:number-columns-repeated="24"/>
          <table:table-cell table:style-name="ce58"/>
          <table:table-cell table:style-name="ce27" table:number-columns-repeated="6"/>
          <table:table-cell table:style-name="ce60" table:formula="of:=[$Config.A14]" office:value-type="string" office:string-value="Requerimientos">
            <text:p>Requerimientos</text:p>
          </table:table-cell>
          <table:table-cell table:style-name="ce60" table:formula="of:=[$Config.B14]" office:value-type="string" office:string-value="En curso">
            <text:p>En curso</text:p>
          </table:table-cell>
          <table:table-cell table:style-name="ce60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9" table:formula="of:=SUM([.F9:.F1002])" office:value-type="float" office:value="0">
            <text:p>0</text:p>
          </table:table-cell>
          <table:table-cell table:style-name="ce49" table:formula="of:=SUM([.G9:.G1002])" office:value-type="float" office:value="16">
            <text:p>16</text:p>
          </table:table-cell>
          <table:table-cell table:style-name="ce49" table:formula="of:=SUM([.H9:.H1002])" office:value-type="float" office:value="0">
            <text:p>0</text:p>
          </table:table-cell>
          <table:table-cell table:style-name="ce49" table:formula="of:=SUM([.I9:.I1002])" office:value-type="float" office:value="64">
            <text:p>64</text:p>
          </table:table-cell>
          <table:table-cell table:style-name="ce49" table:formula="of:=SUM([.J9:.J1002])" office:value-type="float" office:value="16">
            <text:p>16</text:p>
          </table:table-cell>
          <table:table-cell table:style-name="ce49" table:formula="of:=SUM([.K9:.K1002])" office:value-type="float" office:value="16">
            <text:p>16</text:p>
          </table:table-cell>
          <table:table-cell table:style-name="ce49" table:formula="of:=SUM([.L9:.L1002])" office:value-type="float" office:value="24">
            <text:p>24</text:p>
          </table:table-cell>
          <table:table-cell table:style-name="ce49" table:formula="of:=SUM([.M9:.M1002])" office:value-type="float" office:value="0">
            <text:p>0</text:p>
          </table:table-cell>
          <table:table-cell table:style-name="ce49" table:formula="of:=SUM([.N9:.N1002])" office:value-type="float" office:value="0">
            <text:p>0</text:p>
          </table:table-cell>
          <table:table-cell table:style-name="ce49" table:formula="of:=SUM([.O9:.O1002])" office:value-type="float" office:value="0">
            <text:p>0</text:p>
          </table:table-cell>
          <table:table-cell table:style-name="ce49" table:formula="of:=SUM([.P9:.P1002])" office:value-type="float" office:value="16">
            <text:p>16</text:p>
          </table:table-cell>
          <table:table-cell table:style-name="ce49" table:formula="of:=SUM([.Q9:.Q1002])" office:value-type="float" office:value="16">
            <text:p>16</text:p>
          </table:table-cell>
          <table:table-cell table:style-name="ce49" table:formula="of:=SUM([.R9:.R1002])" office:value-type="float" office:value="0">
            <text:p>0</text:p>
          </table:table-cell>
          <table:table-cell table:style-name="ce49" table:formula="of:=SUM([.S9:.S1002])" office:value-type="float" office:value="0">
            <text:p>0</text:p>
          </table:table-cell>
          <table:table-cell table:style-name="ce49" table:formula="of:=SUM([.T9:.T1002])" office:value-type="float" office:value="0">
            <text:p>0</text:p>
          </table:table-cell>
          <table:table-cell table:style-name="ce49" table:formula="of:=SUM([.U9:.U1002])" office:value-type="float" office:value="0">
            <text:p>0</text:p>
          </table:table-cell>
          <table:table-cell table:style-name="ce49" table:formula="of:=SUM([.V9:.V1002])" office:value-type="float" office:value="0">
            <text:p>0</text:p>
          </table:table-cell>
          <table:table-cell table:style-name="ce49" table:formula="of:=SUM([.W9:.W1002])" office:value-type="float" office:value="0">
            <text:p>0</text:p>
          </table:table-cell>
          <table:table-cell table:style-name="ce49" table:formula="of:=SUM([.X9:.X1002])" office:value-type="float" office:value="0">
            <text:p>0</text:p>
          </table:table-cell>
          <table:table-cell table:style-name="ce49" table:formula="of:=SUM([.Y9:.Y1002])" office:value-type="float" office:value="0">
            <text:p>0</text:p>
          </table:table-cell>
          <table:table-cell table:style-name="ce49" table:formula="of:=SUM([.Z9:.Z1002])" office:value-type="float" office:value="0">
            <text:p>0</text:p>
          </table:table-cell>
          <table:table-cell table:style-name="ce49" table:formula="of:=SUM([.AA9:.AA1002])" office:value-type="float" office:value="0">
            <text:p>0</text:p>
          </table:table-cell>
          <table:table-cell table:style-name="ce49" table:formula="of:=SUM([.AB9:.AB1002])" office:value-type="float" office:value="0">
            <text:p>0</text:p>
          </table:table-cell>
          <table:table-cell table:style-name="ce49" table:formula="of:=SUM([.AC9:.AC1002])" office:value-type="float" office:value="0">
            <text:p>0</text:p>
          </table:table-cell>
          <table:table-cell table:number-columns-repeated="7"/>
          <table:table-cell table:style-name="ce60" table:formula="of:=[$Config.A15]" office:value-type="string" office:string-value="Análisis">
            <text:p>Análisis</text:p>
          </table:table-cell>
          <table:table-cell table:style-name="ce60" table:formula="of:=[$Config.B15]" office:value-type="string" office:string-value="En curso">
            <text:p>En curso</text:p>
          </table:table-cell>
          <table:table-cell table:style-name="ce60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5" table:number-columns-spanned="5" table:number-rows-spanned="1"/>
          <table:covered-table-cell table:number-columns-repeated="4" table:style-name="ce75"/>
          <table:table-cell table:style-name="ce50" office:value-type="string" table:number-columns-spanned="24" table:number-rows-spanned="2">
            <text:p>Tiempo Dedicado</text:p>
          </table:table-cell>
          <table:covered-table-cell table:number-columns-repeated="23" table:style-name="ce50"/>
          <table:table-cell table:number-columns-repeated="7"/>
          <table:table-cell table:style-name="ce60" table:formula="of:=[$Config.A16]" office:value-type="string" office:string-value="Diseño">
            <text:p>Diseño</text:p>
          </table:table-cell>
          <table:table-cell table:style-name="ce60" table:formula="of:=[$Config.B16]" office:value-type="string" office:string-value="Terminada">
            <text:p>Terminada</text:p>
          </table:table-cell>
          <table:table-cell table:style-name="ce60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50"/>
          <table:table-cell table:style-name="ce59"/>
          <table:table-cell table:number-columns-repeated="6"/>
          <table:table-cell table:style-name="ce60" table:formula="of:=[$Config.A17]" office:value-type="string" office:string-value="Implementación">
            <text:p>Implementación</text:p>
          </table:table-cell>
          <table:table-cell table:style-name="ce60" table:formula="of:=[$Config.B17]" office:value-type="string" office:string-value="Eliminada">
            <text:p>Eliminada</text:p>
          </table:table-cell>
          <table:table-cell table:style-name="ce60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Revision Sprint#1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76" table:formula="of:=[$Estimacion_Tiempos.G10]" office:value-type="string" office:string-value="TODOS">
            <text:p>TODOS</text:p>
          </table:table-cell>
          <table:table-cell table:style-name="ce76"/>
          <table:table-cell table:style-name="ce31">
            <office:annotation draw:style-name="gr2" draw:text-style-name="P1" svg:width="3.571cm" svg:height="1.908cm" svg:x="17.137cm" svg:y="4.807cm" draw:caption-point-x="-0.427cm" draw:caption-point-y="0.282cm">
              <dc:date>2011-04-18T00:00:00</dc:date>
              <text:p text:style-name="P1"><text:span text:style-name="T1">Usuario:</text:span></text:p>
              <text:p text:style-name="P1"><text:span text:style-name="T2">Ingrese el tiempo dedicado a la tarea</text:span></text:p>
            </office:annotation>
          </table:table-cell>
          <table:table-cell table:style-name="ce31" table:number-columns-repeated="5"/>
          <table:table-cell table:style-name="ce78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60" table:formula="of:=[$Config.A18]" office:value-type="string" office:string-value="Prueba">
            <text:p>Prueba</text:p>
          </table:table-cell>
          <table:table-cell table:style-name="ce60" table:formula="of:=[$Config.B18]" office:value-type="float" office:value="0">
            <text:p>0</text:p>
          </table:table-cell>
          <table:table-cell table:style-name="ce60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6" table:formula="of:=[$Estimacion_Tiempos.G#REF!]" office:value-type="float" office:value="0">
            <text:p>#REF!</text:p>
          </table:table-cell>
          <table:table-cell table:style-name="ce76"/>
          <table:table-cell table:style-name="ce31" table:number-columns-repeated="6"/>
          <table:table-cell table:style-name="ce78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60" table:formula="of:=[$Config.A19]" office:value-type="string" office:string-value="Reunión">
            <text:p>Reunión</text:p>
          </table:table-cell>
          <table:table-cell table:style-name="ce60" table:formula="of:=[$Config.B19]" office:value-type="float" office:value="0">
            <text:p>0</text:p>
          </table:table-cell>
          <table:table-cell table:style-name="ce60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6" table:formula="of:=[$Estimacion_Tiempos.G#REF!]" office:value-type="float" office:value="0">
            <text:p>#REF!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60" table:formula="of:=[$Config.A20]" office:value-type="float" office:value="0">
            <text:p>0</text:p>
          </table:table-cell>
          <table:table-cell table:style-name="ce60" table:formula="of:=[$Config.B20]" office:value-type="float" office:value="0">
            <text:p>0</text:p>
          </table:table-cell>
          <table:table-cell table:style-name="ce60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Revision CU 0001-Administrar Grupo de Amigos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76" table:formula="of:=[$Estimacion_Tiempos.G11]" office:value-type="string" office:string-value="Lean">
            <text:p>Lean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60" table:formula="of:=[$Config.A21]" office:value-type="float" office:value="0">
            <text:p>0</text:p>
          </table:table-cell>
          <table:table-cell table:style-name="ce60" table:formula="of:=[$Config.B21]" office:value-type="float" office:value="0">
            <text:p>0</text:p>
          </table:table-cell>
          <table:table-cell table:style-name="ce60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Revision CU 0002-manejo Permisos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76" table:formula="of:=[$Estimacion_Tiempos.G12]" office:value-type="string" office:string-value="Pela">
            <text:p>Pela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60" table:formula="of:=[$Config.A22]" office:value-type="float" office:value="0">
            <text:p>0</text:p>
          </table:table-cell>
          <table:table-cell table:style-name="ce60" table:formula="of:=[$Config.B22]" office:value-type="float" office:value="0">
            <text:p>0</text:p>
          </table:table-cell>
          <table:table-cell table:style-name="ce60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Revision CU 0003-Manejo de Comentarios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76" table:formula="of:=[$Estimacion_Tiempos.G13]" office:value-type="string" office:string-value="Tincho">
            <text:p>Tinch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60" table:formula="of:=[$Config.A23]" office:value-type="float" office:value="0">
            <text:p>0</text:p>
          </table:table-cell>
          <table:table-cell table:style-name="ce60" table:formula="of:=[$Config.B23]" office:value-type="float" office:value="0">
            <text:p>0</text:p>
          </table:table-cell>
          <table:table-cell table:style-name="ce60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Revision CU 0004-Administrar Muro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76" table:formula="of:=[$Estimacion_Tiempos.G14]" office:value-type="string" office:string-value="Pipo">
            <text:p>Pip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60" table:formula="of:=[$Config.A24]" office:value-type="float" office:value="0">
            <text:p>0</text:p>
          </table:table-cell>
          <table:table-cell table:style-name="ce60" table:formula="of:=[$Config.B24]" office:value-type="float" office:value="0">
            <text:p>0</text:p>
          </table:table-cell>
          <table:table-cell table:style-name="ce60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5]" office:value-type="string" office:string-value="Revision CU 0005-Administrar Pag Ppal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76" table:formula="of:=[$Estimacion_Tiempos.G15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60" table:formula="of:=[$Config.A25]" office:value-type="float" office:value="0">
            <text:p>0</text:p>
          </table:table-cell>
          <table:table-cell table:style-name="ce60" table:formula="of:=[$Config.B25]" office:value-type="float" office:value="0">
            <text:p>0</text:p>
          </table:table-cell>
          <table:table-cell table:style-name="ce60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Revision CU 0006-Manejar Album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76" table:formula="of:=[$Estimacion_Tiempos.G16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60" table:formula="of:=[$Config.G14]" office:value-type="float" office:value="0">
            <text:p>0</text:p>
          </table:table-cell>
          <table:table-cell table:style-name="ce60" table:formula="of:=[$Config.H14]" office:value-type="float" office:value="0">
            <text:p>0</text:p>
          </table:table-cell>
          <table:table-cell table:style-name="ce60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7]" office:value-type="string" office:string-value="Revision CU 0007-Invitar Amigo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76" table:formula="of:=[$Estimacion_Tiempos.G17]" office:value-type="string" office:string-value="Pela">
            <text:p>Pela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18]" office:value-type="string" office:string-value="Revision CU 0008-Registrar Usuario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76" table:formula="of:=[$Estimacion_Tiempos.G18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8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number-columns-repeated="2"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 table:visibility="filter">
          <table:table-cell table:style-name="ce33" table:formula="of:=[$Estimacion_Tiempos.B19]" office:value-type="string" office:string-value="Revision CU 0009-Manejar Notificaciones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76" table:formula="of:=[$Estimacion_Tiempos.G19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8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Revision CU 0010-Ingresar al Sistema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76" table:formula="of:=[$Estimacion_Tiempos.G20]" office:value-type="string" office:string-value="Lean">
            <text:p>Lean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Identificacion de Paquete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76" table:formula="of:=[$Estimacion_Tiempos.G21]" office:value-type="string" office:string-value="TODOS">
            <text:p>TODOS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Agrupacion de CU en Paquete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76" table:formula="of:=[$Estimacion_Tiempos.G22]" office:value-type="string" office:string-value="TODOS">
            <text:p>TODOS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U 0001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76" table:formula="of:=[$Estimacion_Tiempos.G23]" office:value-type="string" office:string-value="Lean">
            <text:p>Lean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Analizar CU 0002" table:number-columns-spanned="3" table:number-rows-spanned="1">
            <text:p>Analizar CU 0002</text:p>
          </table:table-cell>
          <table:covered-table-cell table:number-columns-repeated="2" table:style-name="ce33"/>
          <table:table-cell table:style-name="ce76" table:formula="of:=[$Estimacion_Tiempos.G24]" office:value-type="string" office:string-value="Pela">
            <text:p>Pela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U 0003" table:number-columns-spanned="3" table:number-rows-spanned="1">
            <text:p>Analizar CU 0003</text:p>
          </table:table-cell>
          <table:covered-table-cell table:number-columns-repeated="2" table:style-name="ce33"/>
          <table:table-cell table:style-name="ce76" table:formula="of:=[$Estimacion_Tiempos.G25]" office:value-type="string" office:string-value="Tincho">
            <text:p>Tinch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6]" office:value-type="string" office:string-value="Analizar CU 0004" table:number-columns-spanned="3" table:number-rows-spanned="1">
            <text:p>Analizar CU 0004</text:p>
          </table:table-cell>
          <table:covered-table-cell table:number-columns-repeated="2" table:style-name="ce33"/>
          <table:table-cell table:style-name="ce76" table:formula="of:=[$Estimacion_Tiempos.G26]" office:value-type="string" office:string-value="Pipo">
            <text:p>Pip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U 0005" table:number-columns-spanned="3" table:number-rows-spanned="1">
            <text:p>Analizar CU 0005</text:p>
          </table:table-cell>
          <table:covered-table-cell table:number-columns-repeated="2" table:style-name="ce33"/>
          <table:table-cell table:style-name="ce76" table:formula="of:=[$Estimacion_Tiempos.G27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8]" office:value-type="string" office:string-value="Analizar CU 0006" table:number-columns-spanned="3" table:number-rows-spanned="1">
            <text:p>Analizar CU 0006</text:p>
          </table:table-cell>
          <table:covered-table-cell table:number-columns-repeated="2" table:style-name="ce33"/>
          <table:table-cell table:style-name="ce76" table:formula="of:=[$Estimacion_Tiempos.G28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8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U 0007" table:number-columns-spanned="3" table:number-rows-spanned="1">
            <text:p>Analizar CU 0007</text:p>
          </table:table-cell>
          <table:covered-table-cell table:number-columns-repeated="2" table:style-name="ce33"/>
          <table:table-cell table:style-name="ce76" table:formula="of:=[$Estimacion_Tiempos.G29]" office:value-type="string" office:string-value="Pela">
            <text:p>Pela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8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0]" office:value-type="string" office:string-value="Analizar CU 0008" table:number-columns-spanned="3" table:number-rows-spanned="1">
            <text:p>Analizar CU 0008</text:p>
          </table:table-cell>
          <table:covered-table-cell table:number-columns-repeated="2" table:style-name="ce33"/>
          <table:table-cell table:style-name="ce76" table:formula="of:=[$Estimacion_Tiempos.G30]" office:value-type="string" office:string-value="Chelo">
            <text:p>Chelo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1]" office:value-type="string" office:string-value="Analizar CU 0009" table:number-columns-spanned="3" table:number-rows-spanned="1">
            <text:p>Analizar CU 0009</text:p>
          </table:table-cell>
          <table:covered-table-cell table:number-columns-repeated="2" table:style-name="ce33"/>
          <table:table-cell table:style-name="ce76" table:formula="of:=[$Estimacion_Tiempos.G31]" office:value-type="string" office:string-value="Chelo">
            <text:p>Chelo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Analizar CU 0010" table:number-columns-spanned="3" table:number-rows-spanned="1">
            <text:p>Analizar CU 0010</text:p>
          </table:table-cell>
          <table:covered-table-cell table:number-columns-repeated="2" table:style-name="ce33"/>
          <table:table-cell table:style-name="ce76" table:formula="of:=[$Estimacion_Tiempos.G32]" office:value-type="string" office:string-value="Lean">
            <text:p>Lean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lases Resultantes CU 0001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76" table:formula="of:=[$Estimacion_Tiempos.G33]" office:value-type="string" office:string-value="Lean">
            <text:p>Lean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Analizar Clases Resultantes CU 0002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76" table:formula="of:=[$Estimacion_Tiempos.G34]" office:value-type="string" office:string-value="Pela">
            <text:p>Pela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lases Resultantes CU 0003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76" table:formula="of:=[$Estimacion_Tiempos.G35]" office:value-type="string" office:string-value="tincho">
            <text:p>tinch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2"/>
          <table:table-cell table:style-name="ce31" table:number-columns-repeated="18"/>
          <table:table-cell table:number-columns-repeated="995"/>
        </table:table-row>
        <table:table-row table:style-name="ro1">
          <table:table-cell table:style-name="ce33" table:formula="of:=[$Estimacion_Tiempos.B36]" office:value-type="string" office:string-value="Analizar Clases Resultantes CU 0004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76" table:formula="of:=[$Estimacion_Tiempos.G36]" office:value-type="string" office:string-value="pipo">
            <text:p>pip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lases Resultantes CU 0005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76" table:formula="of:=[$Estimacion_Tiempos.G37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8]" office:value-type="string" office:string-value="Analizar Clases Resultantes CU 0006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76" table:formula="of:=[$Estimacion_Tiempos.G38]" office:value-type="string" office:string-value="chelo">
            <text:p>chelo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8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lases Resultantes CU 0007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76" table:formula="of:=[$Estimacion_Tiempos.G39]" office:value-type="string" office:string-value="pela">
            <text:p>pela</text:p>
          </table:table-cell>
          <table:table-cell table:style-name="ce76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8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0]" office:value-type="string" office:string-value="Analizar Clases Resultantes CU 0008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76" table:formula="of:=[$Estimacion_Tiempos.G40]" office:value-type="string" office:string-value="chelo">
            <text:p>chelo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1]" office:value-type="string" office:string-value="Analizar Clases Resultantes CU 0009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76" table:formula="of:=[$Estimacion_Tiempos.G41]" office:value-type="string" office:string-value="chelo">
            <text:p>chelo</text:p>
          </table:table-cell>
          <table:table-cell table:style-name="ce76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Analizar Clases Resultantes CU 0010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76" table:formula="of:=[$Estimacion_Tiempos.G42]" office:value-type="string" office:string-value="lean">
            <text:p>lean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sis de Paquetes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76" table:formula="of:=[$Estimacion_Tiempos.G43]" office:value-type="string" office:string-value="TODOS">
            <text:p>TODOS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4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4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4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4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4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4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5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6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6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6" table:formula="of:=[$Estimacion_Tiempos.G6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6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7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8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9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0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1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2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3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4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5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6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79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0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1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2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3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4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5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6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7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6" table:formula="of:=[$Estimacion_Tiempos.G188]" office:value-type="float" office:value="0">
            <text:p>0</text:p>
          </table:table-cell>
          <table:table-cell table:style-name="ce76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82"/>
          <table:table-cell table:number-columns-repeated="1003"/>
        </table:table-row>
        <table:table-row table:style-name="ro1">
          <table:table-cell table:number-columns-repeated="2"/>
          <table:table-cell table:style-name="ce81" office:value-type="string">
            <text:p>Impedimento</text:p>
          </table:table-cell>
          <table:table-cell table:style-name="ce81" office:value-type="string">
            <text:p>Reportó</text:p>
          </table:table-cell>
          <table:table-cell table:style-name="ce81" office:value-type="string">
            <text:p>Solución posible</text:p>
          </table:table-cell>
          <table:table-cell table:style-name="ce81" office:value-type="string">
            <text:p>Estado</text:p>
          </table:table-cell>
          <table:table-cell table:number-columns-repeated="14"/>
          <table:table-cell table:style-name="ce82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2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0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0" table:display-filter-buttons="true"/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Tinch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20:1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5-14T20:18:12</dc:date>
    <meta:print-date>2008-03-02T09:03:16</meta:print-date>
    <meta:editing-cycles>27</meta:editing-cycles>
    <meta:editing-duration>PT2H38M40S</meta:editing-duration>
    <meta:generator>LibreOffice/3.3$Linux LibreOffice_project/330m19$Build-202</meta:generator>
    <dc:creator>ing </dc:creator>
    <meta:document-statistic meta:table-count="10" meta:cell-count="22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252cm" svg:y="1.519cm" svg:width="16.143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11cm" svg:y="1.52cm" svg:width="16.293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A57:Gráficos.Y69" chart:data-source-has-labels="both" svg:x="1.474cm" svg:y="1.293cm" svg:width="16.827cm" svg:height="5.032cm">
          <chartooo:coordinate-region svg:x="1.884cm" svg:y="1.453cm" svg:width="16.352cm" svg:height="4.005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Gráficos.B57:Gráficos.Y57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0">
                <text:p>0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0">
                <text:p>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